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3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2.803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2.572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3.729cm"/>
    </style:style>
    <style:style style:name="co8" style:family="table-column">
      <style:table-column-properties fo:break-before="auto" style:column-width="7.706cm"/>
    </style:style>
    <style:style style:name="co9" style:family="table-column">
      <style:table-column-properties fo:break-before="auto" style:column-width="6.662cm"/>
    </style:style>
    <style:style style:name="co10" style:family="table-column">
      <style:table-column-properties fo:break-before="auto" style:column-width="8.694cm"/>
    </style:style>
    <style:style style:name="co11" style:family="table-column">
      <style:table-column-properties fo:break-before="auto" style:column-width="11.59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XU3_5f_1_5f_A15_5f_perfcpu">
      <style:table-properties table:display="true" style:writing-mode="lr-tb"/>
    </style:style>
    <style:style style:name="ta2" style:family="table" style:master-page-name="PageStyle_5f_XU3_5f_2_5f_A15_5f_perfthread">
      <style:table-properties table:display="true" style:writing-mode="lr-tb"/>
    </style:style>
    <style:style style:name="ta3" style:family="table" style:master-page-name="PageStyle_5f_XU3_5f_2_5f_A15_5f_perfcpu">
      <style:table-properties table:display="true" style:writing-mode="lr-tb"/>
    </style:style>
    <style:style style:name="ta4" style:family="table" style:master-page-name="PageStyle_5f_XU3_5f_2_5f_A15_5f_perfcpu_5f_reboot">
      <style:table-properties table:display="true" style:writing-mode="lr-tb"/>
    </style:style>
    <style:style style:name="ta5" style:family="table" style:master-page-name="PageStyle_5f_XU3_5f_2_5f_A15_5f_perf_5f_difference">
      <style:table-properties table:display="true" style:writing-mode="lr-tb"/>
    </style:style>
    <style:style style:name="ta6" style:family="table" style:master-page-name="PageStyle_5f_XU3_5f_2_5f_A15_5f_perfcpu_5f_reboot_5f_difference">
      <style:table-properties table:display="true" style:writing-mode="lr-tb"/>
    </style:style>
    <style:style style:name="ta7" style:family="table" style:master-page-name="PageStyle_5f_XU3_5f_A15_5f_perfcpu_5f_differenc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XU3_1_A7_perfcpu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L1 Data Cache access</text:p>
          </table:table-cell>
          <table:table-cell office:value-type="string">
            <text:p>Avg. L1 Instructions Cache access</text:p>
          </table:table-cell>
          <table:table-cell office:value-type="string">
            <text:p>Avg. L2 Data Cache access</text:p>
          </table:table-cell>
          <table:table-cell office:value-type="string">
            <text:p>Avg. Bus Access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63.1">
            <text:p>163.1</text:p>
          </table:table-cell>
          <table:table-cell office:value-type="float" office:value="211.65">
            <text:p>211.65</text:p>
          </table:table-cell>
          <table:table-cell office:value-type="float" office:value="0.27244">
            <text:p>0.27244</text:p>
          </table:table-cell>
          <table:table-cell office:value-type="float" office:value="54.315">
            <text:p>54.315</text:p>
          </table:table-cell>
          <table:table-cell office:value-type="float" office:value="0.217">
            <text:p>0.217</text:p>
          </table:table-cell>
          <table:table-cell office:value-type="float" office:value="1.2">
            <text:p>1.2</text:p>
          </table:table-cell>
          <table:table-cell office:value-type="float" office:value="224986532748.4">
            <text:p>224986532748.4</text:p>
          </table:table-cell>
          <table:table-cell office:value-type="float" office:value="54494410567.4">
            <text:p>54494410567.4</text:p>
          </table:table-cell>
          <table:table-cell office:value-type="float" office:value="89032923206">
            <text:p>89032923206</text:p>
          </table:table-cell>
          <table:table-cell office:value-type="float" office:value="922969190">
            <text:p>922969190</text:p>
          </table:table-cell>
          <table:table-cell office:value-type="float" office:value="86656947.6">
            <text:p>86656947.6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73.6">
            <text:p>273.6</text:p>
          </table:table-cell>
          <table:table-cell office:value-type="float" office:value="278.571">
            <text:p>278.571</text:p>
          </table:table-cell>
          <table:table-cell office:value-type="float" office:value="0.092278">
            <text:p>0.092278</text:p>
          </table:table-cell>
          <table:table-cell office:value-type="float" office:value="53.748">
            <text:p>53.748</text:p>
          </table:table-cell>
          <table:table-cell office:value-type="float" office:value="0.090349">
            <text:p>0.090349</text:p>
          </table:table-cell>
          <table:table-cell office:value-type="float" office:value="1">
            <text:p>1</text:p>
          </table:table-cell>
          <table:table-cell office:value-type="float" office:value="217363283281.8">
            <text:p>217363283281.8</text:p>
          </table:table-cell>
          <table:table-cell office:value-type="float" office:value="55152735715.6">
            <text:p>55152735715.6</text:p>
          </table:table-cell>
          <table:table-cell office:value-type="float" office:value="90027026635.8">
            <text:p>90027026635.8</text:p>
          </table:table-cell>
          <table:table-cell office:value-type="float" office:value="1033786129.6">
            <text:p>1033786129.6</text:p>
          </table:table-cell>
          <table:table-cell office:value-type="float" office:value="91856747">
            <text:p>91856747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199.9">
            <text:p>1199.9</text:p>
          </table:table-cell>
          <table:table-cell office:value-type="float" office:value="37.5">
            <text:p>37.5</text:p>
          </table:table-cell>
          <table:table-cell office:value-type="float" office:value="0.020463">
            <text:p>0.020463</text:p>
          </table:table-cell>
          <table:table-cell office:value-type="float" office:value="53.46">
            <text:p>53.46</text:p>
          </table:table-cell>
          <table:table-cell office:value-type="float" office:value="0.022825">
            <text:p>0.022825</text:p>
          </table:table-cell>
          <table:table-cell office:value-type="float" office:value="0.9">
            <text:p>0.9</text:p>
          </table:table-cell>
          <table:table-cell office:value-type="float" office:value="240173993847.2">
            <text:p>240173993847.2</text:p>
          </table:table-cell>
          <table:table-cell office:value-type="float" office:value="61585452742">
            <text:p>61585452742</text:p>
          </table:table-cell>
          <table:table-cell office:value-type="float" office:value="99776563517.8">
            <text:p>99776563517.8</text:p>
          </table:table-cell>
          <table:table-cell office:value-type="float" office:value="2009421696.6">
            <text:p>2009421696.6</text:p>
          </table:table-cell>
          <table:table-cell office:value-type="float" office:value="115225713.2">
            <text:p>115225713.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Instructions architecturally executed</text:p>
          </table:table-cell>
          <table:table-cell office:value-type="string">
            <text:p>Avg. Exceptions taken</text:p>
          </table:table-cell>
          <table:table-cell office:value-type="string">
            <text:p>Avg. Predictable branch speculatively executed</text:p>
          </table:table-cell>
          <table:table-cell office:value-type="string">
            <text:p>Avg.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62.9">
            <text:p>162.9</text:p>
          </table:table-cell>
          <table:table-cell office:value-type="float" office:value="210.68">
            <text:p>210.68</text:p>
          </table:table-cell>
          <table:table-cell office:value-type="float" office:value="0.27279">
            <text:p>0.27279</text:p>
          </table:table-cell>
          <table:table-cell office:value-type="float" office:value="54.527">
            <text:p>54.527</text:p>
          </table:table-cell>
          <table:table-cell office:value-type="float" office:value="0.21726">
            <text:p>0.21726</text:p>
          </table:table-cell>
          <table:table-cell office:value-type="float" office:value="1.2">
            <text:p>1.2</text:p>
          </table:table-cell>
          <table:table-cell office:value-type="float" office:value="224969960463.2">
            <text:p>224969960463.2</text:p>
          </table:table-cell>
          <table:table-cell office:value-type="float" office:value="167941486260.6">
            <text:p>167941486260.6</text:p>
          </table:table-cell>
          <table:table-cell office:value-type="float" office:value="337947.4">
            <text:p>337947.4</text:p>
          </table:table-cell>
          <table:table-cell office:value-type="float" office:value="17199524576">
            <text:p>17199524576</text:p>
          </table:table-cell>
          <table:table-cell office:value-type="float" office:value="152445086.4">
            <text:p>152445086.4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74.2">
            <text:p>274.2</text:p>
          </table:table-cell>
          <table:table-cell office:value-type="float" office:value="278.571">
            <text:p>278.571</text:p>
          </table:table-cell>
          <table:table-cell office:value-type="float" office:value="0.09235">
            <text:p>0.09235</text:p>
          </table:table-cell>
          <table:table-cell office:value-type="float" office:value="53.681">
            <text:p>53.681</text:p>
          </table:table-cell>
          <table:table-cell office:value-type="float" office:value="0.090418">
            <text:p>0.090418</text:p>
          </table:table-cell>
          <table:table-cell office:value-type="float" office:value="1">
            <text:p>1</text:p>
          </table:table-cell>
          <table:table-cell office:value-type="float" office:value="217807283339">
            <text:p>217807283339</text:p>
          </table:table-cell>
          <table:table-cell office:value-type="float" office:value="169683290865.6">
            <text:p>169683290865.6</text:p>
          </table:table-cell>
          <table:table-cell office:value-type="float" office:value="414464.6">
            <text:p>414464.6</text:p>
          </table:table-cell>
          <table:table-cell office:value-type="float" office:value="17370384565.4">
            <text:p>17370384565.4</text:p>
          </table:table-cell>
          <table:table-cell office:value-type="float" office:value="157344945.4">
            <text:p>157344945.4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217">
            <text:p>1217</text:p>
          </table:table-cell>
          <table:table-cell office:value-type="float" office:value="37.5">
            <text:p>37.5</text:p>
          </table:table-cell>
          <table:table-cell office:value-type="float" office:value="0.020456">
            <text:p>0.020456</text:p>
          </table:table-cell>
          <table:table-cell office:value-type="float" office:value="53.44">
            <text:p>53.44</text:p>
          </table:table-cell>
          <table:table-cell office:value-type="float" office:value="0.022817">
            <text:p>0.022817</text:p>
          </table:table-cell>
          <table:table-cell office:value-type="float" office:value="0.9">
            <text:p>0.9</text:p>
          </table:table-cell>
          <table:table-cell office:value-type="float" office:value="243619835520.2">
            <text:p>243619835520.2</text:p>
          </table:table-cell>
          <table:table-cell office:value-type="float" office:value="184981992847.8">
            <text:p>184981992847.8</text:p>
          </table:table-cell>
          <table:table-cell office:value-type="float" office:value="1159880">
            <text:p>1159880</text:p>
          </table:table-cell>
          <table:table-cell office:value-type="float" office:value="19068779208">
            <text:p>19068779208</text:p>
          </table:table-cell>
          <table:table-cell office:value-type="float" office:value="203381917.8">
            <text:p>203381917.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3" office:value-type="string" table:number-columns-spanned="6" table:number-rows-spanned="1">
            <text:p>Difference</text:p>
          </table:table-cell>
          <table:covered-table-cell table:number-columns-repeated="5" table:style-name="ce3"/>
          <table:table-cell table:number-columns-repeated="1016"/>
        </table:table-row>
        <table:table-row table:style-name="ro2">
          <table:table-cell/>
          <table:table-cell table:formula="of:=((ABS([.B2]-[.B7]))/(([.B2]+[.B7])/2))*100" office:value-type="float" office:value="0.122699386503061">
            <text:p>0.1226993865</text:p>
          </table:table-cell>
          <table:table-cell table:formula="of:=((ABS([.C2]-[.C7]))/(([.C2]+[.C7])/2))*100" office:value-type="float" office:value="0.459356427438259">
            <text:p>0.4593564274</text:p>
          </table:table-cell>
          <table:table-cell table:formula="of:=((ABS([.D2]-[.D7]))/(([.D2]+[.D7])/2))*100" office:value-type="float" office:value="0.128386185646431">
            <text:p>0.1283861856</text:p>
          </table:table-cell>
          <table:table-cell table:formula="of:=((ABS([.E2]-[.E7]))/(([.E2]+[.E7])/2))*100" office:value-type="float" office:value="0.389555502471478">
            <text:p>0.3895555025</text:p>
          </table:table-cell>
          <table:table-cell table:formula="of:=((ABS([.F2]-[.F7]))/(([.F2]+[.F7])/2))*100" office:value-type="float" office:value="0.119743932206517">
            <text:p>0.1197439322</text:p>
          </table:table-cell>
          <table:table-cell table:formula="of:=((ABS([.G2]-[.G7]))/(([.G2]+[.G7])/2))*100" office:value-type="float" office:value="0">
            <text:p>0</text:p>
          </table:table-cell>
          <table:table-cell table:formula="of:=((ABS([.H2]-[.H7]))/(([.H2]+[.H7])/2))*100" office:value-type="float" office:value="0.0073661722633207">
            <text:p>0.0073661723</text:p>
          </table:table-cell>
          <table:table-cell table:number-columns-repeated="1016"/>
        </table:table-row>
        <table:table-row table:style-name="ro2">
          <table:table-cell/>
          <table:table-cell table:formula="of:=((ABS([.B3]-[.B8]))/(([.B3]+[.B8])/2))*100" office:value-type="float" office:value="0.219058050383339">
            <text:p>0.2190580504</text:p>
          </table:table-cell>
          <table:table-cell table:formula="of:=((ABS([.C3]-[.C8]))/(([.C3]+[.C8])/2))*100" office:value-type="float" office:value="0">
            <text:p>0</text:p>
          </table:table-cell>
          <table:table-cell table:formula="of:=((ABS([.D3]-[.D8]))/(([.D3]+[.D8])/2))*100" office:value-type="float" office:value="0.0779946703641946">
            <text:p>0.0779946704</text:p>
          </table:table-cell>
          <table:table-cell table:formula="of:=((ABS([.E3]-[.E8]))/(([.E3]+[.E8])/2))*100" office:value-type="float" office:value="0.124733544945965">
            <text:p>0.1247335449</text:p>
          </table:table-cell>
          <table:table-cell table:formula="of:=((ABS([.F3]-[.F8]))/(([.F3]+[.F8])/2))*100" office:value-type="float" office:value="0.0763413676168766">
            <text:p>0.0763413676</text:p>
          </table:table-cell>
          <table:table-cell table:formula="of:=((ABS([.G3]-[.G8]))/(([.G3]+[.G8])/2))*100" office:value-type="float" office:value="0">
            <text:p>0</text:p>
          </table:table-cell>
          <table:table-cell table:formula="of:=((ABS([.H3]-[.H8]))/(([.H3]+[.H8])/2))*100" office:value-type="float" office:value="0.204057944749239">
            <text:p>0.2040579447</text:p>
          </table:table-cell>
          <table:table-cell table:number-columns-repeated="1016"/>
        </table:table-row>
        <table:table-row table:style-name="ro2">
          <table:table-cell/>
          <table:table-cell table:formula="of:=((ABS([.B4]-[.B9]))/(([.B4]+[.B9])/2))*100" office:value-type="float" office:value="1.41503578964789">
            <text:p>1.4150357896</text:p>
          </table:table-cell>
          <table:table-cell table:formula="of:=((ABS([.C4]-[.C9]))/(([.C4]+[.C9])/2))*100" office:value-type="float" office:value="0">
            <text:p>0</text:p>
          </table:table-cell>
          <table:table-cell table:formula="of:=((ABS([.D4]-[.D9]))/(([.D4]+[.D9])/2))*100" office:value-type="float" office:value="0.0342139348468929">
            <text:p>0.0342139348</text:p>
          </table:table-cell>
          <table:table-cell table:formula="of:=((ABS([.E4]-[.E9]))/(([.E4]+[.E9])/2))*100" office:value-type="float" office:value="0.0374181478016897">
            <text:p>0.0374181478</text:p>
          </table:table-cell>
          <table:table-cell table:formula="of:=((ABS([.F4]-[.F9]))/(([.F4]+[.F9])/2))*100" office:value-type="float" office:value="0.0350554314008921">
            <text:p>0.0350554314</text:p>
          </table:table-cell>
          <table:table-cell table:formula="of:=((ABS([.G4]-[.G9]))/(([.G4]+[.G9])/2))*100" office:value-type="float" office:value="0">
            <text:p>0</text:p>
          </table:table-cell>
          <table:table-cell table:formula="of:=((ABS([.H4]-[.H9]))/(([.H4]+[.H9])/2))*100" office:value-type="float" office:value="1.42450831896956">
            <text:p>1.42450831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vg. Diff.</text:p>
          </table:table-cell>
          <table:table-cell table:formula="of:=AVERAGE([.B12:.B12])" office:value-type="float" office:value="0.122699386503061">
            <text:p>0.1226993865</text:p>
          </table:table-cell>
          <table:table-cell table:formula="of:=AVERAGE([.C12:.C12])" office:value-type="float" office:value="0.459356427438259">
            <text:p>0.4593564274</text:p>
          </table:table-cell>
          <table:table-cell table:formula="of:=AVERAGE([.D12:.D12])" office:value-type="float" office:value="0.128386185646431">
            <text:p>0.1283861856</text:p>
          </table:table-cell>
          <table:table-cell table:formula="of:=AVERAGE([.E12:.E12])" office:value-type="float" office:value="0.389555502471478">
            <text:p>0.3895555025</text:p>
          </table:table-cell>
          <table:table-cell table:formula="of:=AVERAGE([.F12:.F12])" office:value-type="float" office:value="0.119743932206517">
            <text:p>0.1197439322</text:p>
          </table:table-cell>
          <table:table-cell table:formula="of:=AVERAGE([.G12:.G12])" office:value-type="float" office:value="0">
            <text:p>0</text:p>
          </table:table-cell>
          <table:table-cell table:formula="of:=AVERAGE([.H12:.H12])" office:value-type="float" office:value="0.0073661722633207">
            <text:p>0.0073661723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U3_2_A7_perfthread" table:style-name="ta2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L1 Data Cache access</text:p>
          </table:table-cell>
          <table:table-cell office:value-type="string">
            <text:p>Avg. L1 Instructions Cache access</text:p>
          </table:table-cell>
          <table:table-cell office:value-type="string">
            <text:p>Avg. L2 Data Cache access</text:p>
          </table:table-cell>
          <table:table-cell office:value-type="string">
            <text:p>Avg. Bus Access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66.1">
            <text:p>166.1</text:p>
          </table:table-cell>
          <table:table-cell office:value-type="float" office:value="236.905">
            <text:p>236.905</text:p>
          </table:table-cell>
          <table:table-cell office:value-type="float" office:value="0.23871">
            <text:p>0.23871</text:p>
          </table:table-cell>
          <table:table-cell office:value-type="float" office:value="53.183">
            <text:p>53.183</text:p>
          </table:table-cell>
          <table:table-cell office:value-type="float" office:value="0.19893">
            <text:p>0.19893</text:p>
          </table:table-cell>
          <table:table-cell office:value-type="float" office:value="1.2">
            <text:p>1.2</text:p>
          </table:table-cell>
          <table:table-cell office:value-type="float" office:value="220074486605">
            <text:p>220074486605</text:p>
          </table:table-cell>
          <table:table-cell office:value-type="float" office:value="53618742623.6">
            <text:p>53618742623.6</text:p>
          </table:table-cell>
          <table:table-cell office:value-type="float" office:value="87665850846.8">
            <text:p>87665850846.8</text:p>
          </table:table-cell>
          <table:table-cell office:value-type="float" office:value="842030227.2">
            <text:p>842030227.2</text:p>
          </table:table-cell>
          <table:table-cell office:value-type="float" office:value="83479593.4">
            <text:p>83479593.4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84.5">
            <text:p>284.5</text:p>
          </table:table-cell>
          <table:table-cell office:value-type="float" office:value="231.034">
            <text:p>231.034</text:p>
          </table:table-cell>
          <table:table-cell office:value-type="float" office:value="0.08404">
            <text:p>0.08404</text:p>
          </table:table-cell>
          <table:table-cell office:value-type="float" office:value="52.319">
            <text:p>52.319</text:p>
          </table:table-cell>
          <table:table-cell office:value-type="float" office:value="0.088467">
            <text:p>0.088467</text:p>
          </table:table-cell>
          <table:table-cell office:value-type="float" office:value="0.9">
            <text:p>0.9</text:p>
          </table:table-cell>
          <table:table-cell office:value-type="float" office:value="213231783340.6">
            <text:p>213231783340.6</text:p>
          </table:table-cell>
          <table:table-cell office:value-type="float" office:value="53686667820.8">
            <text:p>53686667820.8</text:p>
          </table:table-cell>
          <table:table-cell office:value-type="float" office:value="88801595944.4">
            <text:p>88801595944.4</text:p>
          </table:table-cell>
          <table:table-cell office:value-type="float" office:value="947552908.4">
            <text:p>947552908.4</text:p>
          </table:table-cell>
          <table:table-cell office:value-type="float" office:value="87595229.4">
            <text:p>87595229.4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342.6">
            <text:p>1342.6</text:p>
          </table:table-cell>
          <table:table-cell office:value-type="float" office:value="33.333">
            <text:p>33.333</text:p>
          </table:table-cell>
          <table:table-cell office:value-type="float" office:value="0.025084">
            <text:p>0.025084</text:p>
          </table:table-cell>
          <table:table-cell office:value-type="float" office:value="52.318">
            <text:p>52.318</text:p>
          </table:table-cell>
          <table:table-cell office:value-type="float" office:value="0.028083">
            <text:p>0.028083</text:p>
          </table:table-cell>
          <table:table-cell office:value-type="float" office:value="0.9">
            <text:p>0.9</text:p>
          </table:table-cell>
          <table:table-cell office:value-type="float" office:value="222301181776.8">
            <text:p>222301181776.8</text:p>
          </table:table-cell>
          <table:table-cell office:value-type="float" office:value="56760069260.2">
            <text:p>56760069260.2</text:p>
          </table:table-cell>
          <table:table-cell office:value-type="float" office:value="93039491707.2">
            <text:p>93039491707.2</text:p>
          </table:table-cell>
          <table:table-cell office:value-type="float" office:value="1559007696.6">
            <text:p>1559007696.6</text:p>
          </table:table-cell>
          <table:table-cell office:value-type="float" office:value="102351467.4">
            <text:p>102351467.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Instructions architecturally executed</text:p>
          </table:table-cell>
          <table:table-cell office:value-type="string">
            <text:p>Avg. Exceptions taken</text:p>
          </table:table-cell>
          <table:table-cell office:value-type="string">
            <text:p>Avg. Predictable branch speculatively executed</text:p>
          </table:table-cell>
          <table:table-cell office:value-type="string">
            <text:p>Avg.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64.9">
            <text:p>164.9</text:p>
          </table:table-cell>
          <table:table-cell office:value-type="float" office:value="265.882">
            <text:p>265.882</text:p>
          </table:table-cell>
          <table:table-cell office:value-type="float" office:value="0.25145">
            <text:p>0.25145</text:p>
          </table:table-cell>
          <table:table-cell office:value-type="float" office:value="53.168">
            <text:p>53.168</text:p>
          </table:table-cell>
          <table:table-cell office:value-type="float" office:value="0.21028">
            <text:p>0.21028</text:p>
          </table:table-cell>
          <table:table-cell office:value-type="float" office:value="1.1635">
            <text:p>1.1635</text:p>
          </table:table-cell>
          <table:table-cell office:value-type="float" office:value="220922749843.4">
            <text:p>220922749843.4</text:p>
          </table:table-cell>
          <table:table-cell office:value-type="float" office:value="165468198280.4">
            <text:p>165468198280.4</text:p>
          </table:table-cell>
          <table:table-cell office:value-type="float" office:value="353207.6">
            <text:p>353207.6</text:p>
          </table:table-cell>
          <table:table-cell office:value-type="float" office:value="17123378365.8">
            <text:p>17123378365.8</text:p>
          </table:table-cell>
          <table:table-cell office:value-type="float" office:value="149057694.4">
            <text:p>149057694.4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78.3">
            <text:p>278.3</text:p>
          </table:table-cell>
          <table:table-cell office:value-type="float" office:value="310.345">
            <text:p>310.345</text:p>
          </table:table-cell>
          <table:table-cell office:value-type="float" office:value="0.089628">
            <text:p>0.089628</text:p>
          </table:table-cell>
          <table:table-cell office:value-type="float" office:value="52.419">
            <text:p>52.419</text:p>
          </table:table-cell>
          <table:table-cell office:value-type="float" office:value="0.094413">
            <text:p>0.094413</text:p>
          </table:table-cell>
          <table:table-cell office:value-type="float" office:value="0.9">
            <text:p>0.9</text:p>
          </table:table-cell>
          <table:table-cell office:value-type="float" office:value="211986803585.2">
            <text:p>211986803585.2</text:p>
          </table:table-cell>
          <table:table-cell office:value-type="float" office:value="166441550979.4">
            <text:p>166441550979.4</text:p>
          </table:table-cell>
          <table:table-cell office:value-type="float" office:value="422553.8">
            <text:p>422553.8</text:p>
          </table:table-cell>
          <table:table-cell office:value-type="float" office:value="17182867774">
            <text:p>17182867774</text:p>
          </table:table-cell>
          <table:table-cell office:value-type="float" office:value="151293167.2">
            <text:p>151293167.2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248.9">
            <text:p>1248.9</text:p>
          </table:table-cell>
          <table:table-cell office:value-type="float" office:value="109.524">
            <text:p>109.524</text:p>
          </table:table-cell>
          <table:table-cell office:value-type="float" office:value="0.028857">
            <text:p>0.028857</text:p>
          </table:table-cell>
          <table:table-cell office:value-type="float" office:value="52.269">
            <text:p>52.269</text:p>
          </table:table-cell>
          <table:table-cell office:value-type="float" office:value="0.032185">
            <text:p>0.032185</text:p>
          </table:table-cell>
          <table:table-cell office:value-type="float" office:value="0.9">
            <text:p>0.9</text:p>
          </table:table-cell>
          <table:table-cell office:value-type="float" office:value="219657268759">
            <text:p>219657268759</text:p>
          </table:table-cell>
          <table:table-cell office:value-type="float" office:value="172376086815.4">
            <text:p>172376086815.4</text:p>
          </table:table-cell>
          <table:table-cell office:value-type="float" office:value="1025209.4">
            <text:p>1025209.4</text:p>
          </table:table-cell>
          <table:table-cell office:value-type="float" office:value="18059376091">
            <text:p>18059376091</text:p>
          </table:table-cell>
          <table:table-cell office:value-type="float" office:value="173710502">
            <text:p>17371050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3" office:value-type="string" table:number-columns-spanned="6" table:number-rows-spanned="1">
            <text:p>Difference</text:p>
          </table:table-cell>
          <table:covered-table-cell table:number-columns-repeated="5" table:style-name="ce3"/>
          <table:table-cell table:number-columns-repeated="1016"/>
        </table:table-row>
        <table:table-row table:style-name="ro2">
          <table:table-cell/>
          <table:table-cell table:formula="of:=((ABS([.B2]-[.B7]))/(([.B2]+[.B7])/2))*100" office:value-type="float" office:value="0.7250755287009">
            <text:p>0.7250755287</text:p>
          </table:table-cell>
          <table:table-cell table:formula="of:=((ABS([.C2]-[.C7]))/(([.C2]+[.C7])/2))*100" office:value-type="float" office:value="11.5265510046998">
            <text:p>11.5265510047</text:p>
          </table:table-cell>
          <table:table-cell table:formula="of:=((ABS([.D2]-[.D7]))/(([.D2]+[.D7])/2))*100" office:value-type="float" office:value="5.19830259507099">
            <text:p>5.1983025951</text:p>
          </table:table-cell>
          <table:table-cell table:formula="of:=((ABS([.E2]-[.E7]))/(([.E2]+[.E7])/2))*100" office:value-type="float" office:value="0.0282084794689294">
            <text:p>0.0282084795</text:p>
          </table:table-cell>
          <table:table-cell table:formula="of:=((ABS([.F2]-[.F7]))/(([.F2]+[.F7])/2))*100" office:value-type="float" office:value="5.54727401578651">
            <text:p>5.5472740158</text:p>
          </table:table-cell>
          <table:table-cell table:formula="of:=((ABS([.G2]-[.G7]))/(([.G2]+[.G7])/2))*100" office:value-type="float" office:value="3.08863972921514">
            <text:p>3.0886397292</text:p>
          </table:table-cell>
          <table:table-cell table:formula="of:=((ABS([.H2]-[.H7]))/(([.H2]+[.H7])/2))*100" office:value-type="float" office:value="0.384702292119351">
            <text:p>0.3847022921</text:p>
          </table:table-cell>
          <table:table-cell table:number-columns-repeated="1016"/>
        </table:table-row>
        <table:table-row table:style-name="ro2">
          <table:table-cell/>
          <table:table-cell table:formula="of:=((ABS([.B3]-[.B8]))/(([.B3]+[.B8])/2))*100" office:value-type="float" office:value="2.20326936744847">
            <text:p>2.2032693674</text:p>
          </table:table-cell>
          <table:table-cell table:formula="of:=((ABS([.C3]-[.C8]))/(([.C3]+[.C8])/2))*100" office:value-type="float" office:value="29.299621891503">
            <text:p>29.2996218915</text:p>
          </table:table-cell>
          <table:table-cell table:formula="of:=((ABS([.D3]-[.D8]))/(([.D3]+[.D8])/2))*100" office:value-type="float" office:value="6.43526729161388">
            <text:p>6.4352672916</text:p>
          </table:table-cell>
          <table:table-cell table:formula="of:=((ABS([.E3]-[.E8]))/(([.E3]+[.E8])/2))*100" office:value-type="float" office:value="0.190952662834872">
            <text:p>0.1909526628</text:p>
          </table:table-cell>
          <table:table-cell table:formula="of:=((ABS([.F3]-[.F8]))/(([.F3]+[.F8])/2))*100" office:value-type="float" office:value="6.50262467191602">
            <text:p>6.5026246719</text:p>
          </table:table-cell>
          <table:table-cell table:formula="of:=((ABS([.G3]-[.G8]))/(([.G3]+[.G8])/2))*100" office:value-type="float" office:value="0">
            <text:p>0</text:p>
          </table:table-cell>
          <table:table-cell table:formula="of:=((ABS([.H3]-[.H8]))/(([.H3]+[.H8])/2))*100" office:value-type="float" office:value="0.585571653582133">
            <text:p>0.5855716536</text:p>
          </table:table-cell>
          <table:table-cell table:number-columns-repeated="1016"/>
        </table:table-row>
        <table:table-row table:style-name="ro2">
          <table:table-cell/>
          <table:table-cell table:formula="of:=((ABS([.B4]-[.B9]))/(([.B4]+[.B9])/2))*100" office:value-type="float" office:value="7.23133320470768">
            <text:p>7.2313332047</text:p>
          </table:table-cell>
          <table:table-cell table:formula="of:=((ABS([.C4]-[.C9]))/(([.C4]+[.C9])/2))*100" office:value-type="float" office:value="106.667506667507">
            <text:p>106.6675066675</text:p>
          </table:table-cell>
          <table:table-cell table:formula="of:=((ABS([.D4]-[.D9]))/(([.D4]+[.D9])/2))*100" office:value-type="float" office:value="13.9893587438127">
            <text:p>13.9893587438</text:p>
          </table:table-cell>
          <table:table-cell table:formula="of:=((ABS([.E4]-[.E9]))/(([.E4]+[.E9])/2))*100" office:value-type="float" office:value="0.0937018941168587">
            <text:p>0.0937018941</text:p>
          </table:table-cell>
          <table:table-cell table:formula="of:=((ABS([.F4]-[.F9]))/(([.F4]+[.F9])/2))*100" office:value-type="float" office:value="13.6125306962235">
            <text:p>13.6125306962</text:p>
          </table:table-cell>
          <table:table-cell table:formula="of:=((ABS([.G4]-[.G9]))/(([.G4]+[.G9])/2))*100" office:value-type="float" office:value="0">
            <text:p>0</text:p>
          </table:table-cell>
          <table:table-cell table:formula="of:=((ABS([.H4]-[.H9]))/(([.H4]+[.H9])/2))*100" office:value-type="float" office:value="1.19645320260069">
            <text:p>1.196453202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vg. Diff.</text:p>
          </table:table-cell>
          <table:table-cell table:formula="of:=AVERAGE([.B12:.B12])" office:value-type="float" office:value="0.7250755287009">
            <text:p>0.7250755287</text:p>
          </table:table-cell>
          <table:table-cell table:formula="of:=AVERAGE([.C12:.C12])" office:value-type="float" office:value="11.5265510046998">
            <text:p>11.5265510047</text:p>
          </table:table-cell>
          <table:table-cell table:formula="of:=AVERAGE([.D12:.D12])" office:value-type="float" office:value="5.19830259507099">
            <text:p>5.1983025951</text:p>
          </table:table-cell>
          <table:table-cell table:formula="of:=AVERAGE([.E12:.E12])" office:value-type="float" office:value="0.0282084794689294">
            <text:p>0.0282084795</text:p>
          </table:table-cell>
          <table:table-cell table:formula="of:=AVERAGE([.F12:.F12])" office:value-type="float" office:value="5.54727401578651">
            <text:p>5.5472740158</text:p>
          </table:table-cell>
          <table:table-cell table:formula="of:=AVERAGE([.G12:.G12])" office:value-type="float" office:value="3.08863972921514">
            <text:p>3.0886397292</text:p>
          </table:table-cell>
          <table:table-cell table:formula="of:=AVERAGE([.H12:.H12])" office:value-type="float" office:value="0.384702292119351">
            <text:p>0.3847022921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U3_2_A7_perfcpu" table:style-name="ta3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L1 Data Cache access</text:p>
          </table:table-cell>
          <table:table-cell office:value-type="string">
            <text:p>Avg. L1 Instructions Cache access</text:p>
          </table:table-cell>
          <table:table-cell office:value-type="string">
            <text:p>Avg. L2 Data Cache access</text:p>
          </table:table-cell>
          <table:table-cell office:value-type="string">
            <text:p>Avg. Bus Access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61.7">
            <text:p>161.7</text:p>
          </table:table-cell>
          <table:table-cell office:value-type="float" office:value="154.955">
            <text:p>154.955</text:p>
          </table:table-cell>
          <table:table-cell office:value-type="float" office:value="0.24005">
            <text:p>0.24005</text:p>
          </table:table-cell>
          <table:table-cell office:value-type="float" office:value="52.937">
            <text:p>52.937</text:p>
          </table:table-cell>
          <table:table-cell office:value-type="float" office:value="0.20006">
            <text:p>0.20006</text:p>
          </table:table-cell>
          <table:table-cell office:value-type="float" office:value="1.2">
            <text:p>1.2</text:p>
          </table:table-cell>
          <table:table-cell office:value-type="float" office:value="224197968292">
            <text:p>224197968292</text:p>
          </table:table-cell>
          <table:table-cell office:value-type="float" office:value="54276270089.4">
            <text:p>54276270089.4</text:p>
          </table:table-cell>
          <table:table-cell office:value-type="float" office:value="88719944583.4">
            <text:p>88719944583.4</text:p>
          </table:table-cell>
          <table:table-cell office:value-type="float" office:value="916548792.2">
            <text:p>916548792.2</text:p>
          </table:table-cell>
          <table:table-cell office:value-type="float" office:value="87194855.4">
            <text:p>87194855.4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76">
            <text:p>276</text:p>
          </table:table-cell>
          <table:table-cell office:value-type="float" office:value="125.581">
            <text:p>125.581</text:p>
          </table:table-cell>
          <table:table-cell office:value-type="float" office:value="0.0841">
            <text:p>0.0841</text:p>
          </table:table-cell>
          <table:table-cell office:value-type="float" office:value="52.296">
            <text:p>52.296</text:p>
          </table:table-cell>
          <table:table-cell office:value-type="float" office:value="0.088805">
            <text:p>0.088805</text:p>
          </table:table-cell>
          <table:table-cell office:value-type="float" office:value="0.9">
            <text:p>0.9</text:p>
          </table:table-cell>
          <table:table-cell office:value-type="float" office:value="219739950784.6">
            <text:p>219739950784.6</text:p>
          </table:table-cell>
          <table:table-cell office:value-type="float" office:value="55603332983.8">
            <text:p>55603332983.8</text:p>
          </table:table-cell>
          <table:table-cell office:value-type="float" office:value="90668099609.8">
            <text:p>90668099609.8</text:p>
          </table:table-cell>
          <table:table-cell office:value-type="float" office:value="1077565937.8">
            <text:p>1077565937.8</text:p>
          </table:table-cell>
          <table:table-cell office:value-type="float" office:value="92700219.6">
            <text:p>92700219.6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205.8">
            <text:p>1205.8</text:p>
          </table:table-cell>
          <table:table-cell office:value-type="float" office:value="75">
            <text:p>75</text:p>
          </table:table-cell>
          <table:table-cell office:value-type="float" office:value="0.025174">
            <text:p>0.025174</text:p>
          </table:table-cell>
          <table:table-cell office:value-type="float" office:value="52.19">
            <text:p>52.19</text:p>
          </table:table-cell>
          <table:table-cell office:value-type="float" office:value="0.028173">
            <text:p>0.028173</text:p>
          </table:table-cell>
          <table:table-cell office:value-type="float" office:value="0.9">
            <text:p>0.9</text:p>
          </table:table-cell>
          <table:table-cell office:value-type="float" office:value="241373312913.2">
            <text:p>241373312913.2</text:p>
          </table:table-cell>
          <table:table-cell office:value-type="float" office:value="61822566534.8">
            <text:p>61822566534.8</text:p>
          </table:table-cell>
          <table:table-cell office:value-type="float" office:value="100063873832.8">
            <text:p>100063873832.8</text:p>
          </table:table-cell>
          <table:table-cell office:value-type="float" office:value="2044975256.6">
            <text:p>2044975256.6</text:p>
          </table:table-cell>
          <table:table-cell office:value-type="float" office:value="116729906.6">
            <text:p>116729906.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Instructions architecturally executed</text:p>
          </table:table-cell>
          <table:table-cell office:value-type="string">
            <text:p>Avg. Exceptions taken</text:p>
          </table:table-cell>
          <table:table-cell office:value-type="string">
            <text:p>Avg. Predictable branch speculatively executed</text:p>
          </table:table-cell>
          <table:table-cell office:value-type="string">
            <text:p>Avg.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63.7">
            <text:p>163.7</text:p>
          </table:table-cell>
          <table:table-cell office:value-type="float" office:value="232.941">
            <text:p>232.941</text:p>
          </table:table-cell>
          <table:table-cell office:value-type="float" office:value="0.23934">
            <text:p>0.23934</text:p>
          </table:table-cell>
          <table:table-cell office:value-type="float" office:value="53.006">
            <text:p>53.006</text:p>
          </table:table-cell>
          <table:table-cell office:value-type="float" office:value="0.19948">
            <text:p>0.19948</text:p>
          </table:table-cell>
          <table:table-cell office:value-type="float" office:value="1.2">
            <text:p>1.2</text:p>
          </table:table-cell>
          <table:table-cell office:value-type="float" office:value="225819205585.8">
            <text:p>225819205585.8</text:p>
          </table:table-cell>
          <table:table-cell office:value-type="float" office:value="168179477126">
            <text:p>168179477126</text:p>
          </table:table-cell>
          <table:table-cell office:value-type="float" office:value="348690.4">
            <text:p>348690.4</text:p>
          </table:table-cell>
          <table:table-cell office:value-type="float" office:value="17234047680.2">
            <text:p>17234047680.2</text:p>
          </table:table-cell>
          <table:table-cell office:value-type="float" office:value="153425430.8">
            <text:p>153425430.8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73.1">
            <text:p>273.1</text:p>
          </table:table-cell>
          <table:table-cell office:value-type="float" office:value="61.667">
            <text:p>61.667</text:p>
          </table:table-cell>
          <table:table-cell office:value-type="float" office:value="0.084196">
            <text:p>0.084196</text:p>
          </table:table-cell>
          <table:table-cell office:value-type="float" office:value="52.304">
            <text:p>52.304</text:p>
          </table:table-cell>
          <table:table-cell office:value-type="float" office:value="0.088919">
            <text:p>0.088919</text:p>
          </table:table-cell>
          <table:table-cell office:value-type="float" office:value="0.9">
            <text:p>0.9</text:p>
          </table:table-cell>
          <table:table-cell office:value-type="float" office:value="217506409484.2">
            <text:p>217506409484.2</text:p>
          </table:table-cell>
          <table:table-cell office:value-type="float" office:value="169504961934.2">
            <text:p>169504961934.2</text:p>
          </table:table-cell>
          <table:table-cell office:value-type="float" office:value="415112.4">
            <text:p>415112.4</text:p>
          </table:table-cell>
          <table:table-cell office:value-type="float" office:value="17348959191.8">
            <text:p>17348959191.8</text:p>
          </table:table-cell>
          <table:table-cell office:value-type="float" office:value="157120741.8">
            <text:p>157120741.8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214.8">
            <text:p>1214.8</text:p>
          </table:table-cell>
          <table:table-cell office:value-type="float" office:value="33.333">
            <text:p>33.333</text:p>
          </table:table-cell>
          <table:table-cell office:value-type="float" office:value="0.025153">
            <text:p>0.025153</text:p>
          </table:table-cell>
          <table:table-cell office:value-type="float" office:value="52.191">
            <text:p>52.191</text:p>
          </table:table-cell>
          <table:table-cell office:value-type="float" office:value="0.028152">
            <text:p>0.028152</text:p>
          </table:table-cell>
          <table:table-cell office:value-type="float" office:value="0.9">
            <text:p>0.9</text:p>
          </table:table-cell>
          <table:table-cell office:value-type="float" office:value="243161459527.4">
            <text:p>243161459527.4</text:p>
          </table:table-cell>
          <table:table-cell office:value-type="float" office:value="184723267279.6">
            <text:p>184723267279.6</text:p>
          </table:table-cell>
          <table:table-cell office:value-type="float" office:value="1155231.4">
            <text:p>1155231.4</text:p>
          </table:table-cell>
          <table:table-cell office:value-type="float" office:value="19043682964.8">
            <text:p>19043682964.8</text:p>
          </table:table-cell>
          <table:table-cell office:value-type="float" office:value="202831132.6">
            <text:p>202831132.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3" office:value-type="string" table:number-columns-spanned="6" table:number-rows-spanned="1">
            <text:p>Difference</text:p>
          </table:table-cell>
          <table:covered-table-cell table:number-columns-repeated="5" table:style-name="ce3"/>
          <table:table-cell table:number-columns-repeated="1016"/>
        </table:table-row>
        <table:table-row table:style-name="ro2">
          <table:table-cell/>
          <table:table-cell table:formula="of:=((ABS([.B2]-[.B7]))/(([.B2]+[.B7])/2))*100" office:value-type="float" office:value="1.22925629993854">
            <text:p>1.2292562999</text:p>
          </table:table-cell>
          <table:table-cell table:formula="of:=((ABS([.C2]-[.C7]))/(([.C2]+[.C7])/2))*100" office:value-type="float" office:value="40.2097469424794">
            <text:p>40.2097469425</text:p>
          </table:table-cell>
          <table:table-cell table:formula="of:=((ABS([.D2]-[.D7]))/(([.D2]+[.D7])/2))*100" office:value-type="float" office:value="0.296209766578355">
            <text:p>0.2962097666</text:p>
          </table:table-cell>
          <table:table-cell table:formula="of:=((ABS([.E2]-[.E7]))/(([.E2]+[.E7])/2))*100" office:value-type="float" office:value="0.130258724030852">
            <text:p>0.130258724</text:p>
          </table:table-cell>
          <table:table-cell table:formula="of:=((ABS([.F2]-[.F7]))/(([.F2]+[.F7])/2))*100" office:value-type="float" office:value="0.29033388396656">
            <text:p>0.290333884</text:p>
          </table:table-cell>
          <table:table-cell table:formula="of:=((ABS([.G2]-[.G7]))/(([.G2]+[.G7])/2))*100" office:value-type="float" office:value="0">
            <text:p>0</text:p>
          </table:table-cell>
          <table:table-cell table:formula="of:=((ABS([.H2]-[.H7]))/(([.H2]+[.H7])/2))*100" office:value-type="float" office:value="0.720522410213716">
            <text:p>0.7205224102</text:p>
          </table:table-cell>
          <table:table-cell table:number-columns-repeated="1016"/>
        </table:table-row>
        <table:table-row table:style-name="ro2">
          <table:table-cell/>
          <table:table-cell table:formula="of:=((ABS([.B3]-[.B8]))/(([.B3]+[.B8])/2))*100" office:value-type="float" office:value="1.05627390274995">
            <text:p>1.0562739027</text:p>
          </table:table-cell>
          <table:table-cell table:formula="of:=((ABS([.C3]-[.C8]))/(([.C3]+[.C8])/2))*100" office:value-type="float" office:value="68.2666837563018">
            <text:p>68.2666837563</text:p>
          </table:table-cell>
          <table:table-cell table:formula="of:=((ABS([.D3]-[.D8]))/(([.D3]+[.D8])/2))*100" office:value-type="float" office:value="0.114084707895595">
            <text:p>0.1140847079</text:p>
          </table:table-cell>
          <table:table-cell table:formula="of:=((ABS([.E3]-[.E8]))/(([.E3]+[.E8])/2))*100" office:value-type="float" office:value="0.0152963671128158">
            <text:p>0.0152963671</text:p>
          </table:table-cell>
          <table:table-cell table:formula="of:=((ABS([.F3]-[.F8]))/(([.F3]+[.F8])/2))*100" office:value-type="float" office:value="0.128288807364231">
            <text:p>0.1282888074</text:p>
          </table:table-cell>
          <table:table-cell table:formula="of:=((ABS([.G3]-[.G8]))/(([.G3]+[.G8])/2))*100" office:value-type="float" office:value="0">
            <text:p>0</text:p>
          </table:table-cell>
          <table:table-cell table:formula="of:=((ABS([.H3]-[.H8]))/(([.H3]+[.H8])/2))*100" office:value-type="float" office:value="1.02163974516651">
            <text:p>1.0216397452</text:p>
          </table:table-cell>
          <table:table-cell table:number-columns-repeated="1016"/>
        </table:table-row>
        <table:table-row table:style-name="ro2">
          <table:table-cell/>
          <table:table-cell table:formula="of:=((ABS([.B4]-[.B9]))/(([.B4]+[.B9])/2))*100" office:value-type="float" office:value="0.743617284970668">
            <text:p>0.743617285</text:p>
          </table:table-cell>
          <table:table-cell table:formula="of:=((ABS([.C4]-[.C9]))/(([.C4]+[.C9])/2))*100" office:value-type="float" office:value="76.9239289967046">
            <text:p>76.9239289967</text:p>
          </table:table-cell>
          <table:table-cell table:formula="of:=((ABS([.D4]-[.D9]))/(([.D4]+[.D9])/2))*100" office:value-type="float" office:value="0.0834542094700665">
            <text:p>0.0834542095</text:p>
          </table:table-cell>
          <table:table-cell table:formula="of:=((ABS([.E4]-[.E9]))/(([.E4]+[.E9])/2))*100" office:value-type="float" office:value="0.0019160575200559">
            <text:p>0.0019160575</text:p>
          </table:table-cell>
          <table:table-cell table:formula="of:=((ABS([.F4]-[.F9]))/(([.F4]+[.F9])/2))*100" office:value-type="float" office:value="0.0745672436751005">
            <text:p>0.0745672437</text:p>
          </table:table-cell>
          <table:table-cell table:formula="of:=((ABS([.G4]-[.G9]))/(([.G4]+[.G9])/2))*100" office:value-type="float" office:value="0">
            <text:p>0</text:p>
          </table:table-cell>
          <table:table-cell table:formula="of:=((ABS([.H4]-[.H9]))/(([.H4]+[.H9])/2))*100" office:value-type="float" office:value="0.738088044824149">
            <text:p>0.738088044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vg. Diff.</text:p>
          </table:table-cell>
          <table:table-cell table:formula="of:=AVERAGE([.B12:.B12])" office:value-type="float" office:value="1.22925629993854">
            <text:p>1.2292562999</text:p>
          </table:table-cell>
          <table:table-cell table:formula="of:=AVERAGE([.C12:.C12])" office:value-type="float" office:value="40.2097469424794">
            <text:p>40.2097469425</text:p>
          </table:table-cell>
          <table:table-cell table:formula="of:=AVERAGE([.D12:.D12])" office:value-type="float" office:value="0.296209766578355">
            <text:p>0.2962097666</text:p>
          </table:table-cell>
          <table:table-cell table:formula="of:=AVERAGE([.E12:.E12])" office:value-type="float" office:value="0.130258724030852">
            <text:p>0.130258724</text:p>
          </table:table-cell>
          <table:table-cell table:formula="of:=AVERAGE([.F12:.F12])" office:value-type="float" office:value="0.29033388396656">
            <text:p>0.290333884</text:p>
          </table:table-cell>
          <table:table-cell table:formula="of:=AVERAGE([.G12:.G12])" office:value-type="float" office:value="0">
            <text:p>0</text:p>
          </table:table-cell>
          <table:table-cell table:formula="of:=AVERAGE([.H12:.H12])" office:value-type="float" office:value="0.720522410213716">
            <text:p>0.7205224102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U3_2_A7_perfcpu_reboot" table:style-name="ta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L1 Data Cache access</text:p>
          </table:table-cell>
          <table:table-cell office:value-type="string">
            <text:p>Avg. L1 Instructions Cache access</text:p>
          </table:table-cell>
          <table:table-cell office:value-type="string">
            <text:p>Avg. L2 Data Cache access</text:p>
          </table:table-cell>
          <table:table-cell office:value-type="string">
            <text:p>Avg. Bus Access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62.1">
            <text:p>162.1</text:p>
          </table:table-cell>
          <table:table-cell office:value-type="float" office:value="236.905">
            <text:p>236.905</text:p>
          </table:table-cell>
          <table:table-cell office:value-type="float" office:value="0.23986">
            <text:p>0.23986</text:p>
          </table:table-cell>
          <table:table-cell office:value-type="float" office:value="53.301">
            <text:p>53.301</text:p>
          </table:table-cell>
          <table:table-cell office:value-type="float" office:value="0.19988">
            <text:p>0.19988</text:p>
          </table:table-cell>
          <table:table-cell office:value-type="float" office:value="1.2">
            <text:p>1.2</text:p>
          </table:table-cell>
          <table:table-cell office:value-type="float" office:value="223543470733.2">
            <text:p>223543470733.2</text:p>
          </table:table-cell>
          <table:table-cell office:value-type="float" office:value="54228364350.6">
            <text:p>54228364350.6</text:p>
          </table:table-cell>
          <table:table-cell office:value-type="float" office:value="88623047341.2">
            <text:p>88623047341.2</text:p>
          </table:table-cell>
          <table:table-cell office:value-type="float" office:value="903629277.4">
            <text:p>903629277.4</text:p>
          </table:table-cell>
          <table:table-cell office:value-type="float" office:value="86552074.2">
            <text:p>86552074.2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75">
            <text:p>275</text:p>
          </table:table-cell>
          <table:table-cell office:value-type="float" office:value="223.333">
            <text:p>223.333</text:p>
          </table:table-cell>
          <table:table-cell office:value-type="float" office:value="0.084315">
            <text:p>0.084315</text:p>
          </table:table-cell>
          <table:table-cell office:value-type="float" office:value="52.31">
            <text:p>52.31</text:p>
          </table:table-cell>
          <table:table-cell office:value-type="float" office:value="0.08882">
            <text:p>0.08882</text:p>
          </table:table-cell>
          <table:table-cell office:value-type="float" office:value="0.9">
            <text:p>0.9</text:p>
          </table:table-cell>
          <table:table-cell office:value-type="float" office:value="218747055550.6">
            <text:p>218747055550.6</text:p>
          </table:table-cell>
          <table:table-cell office:value-type="float" office:value="55418760261.8">
            <text:p>55418760261.8</text:p>
          </table:table-cell>
          <table:table-cell office:value-type="float" office:value="90420572974.4">
            <text:p>90420572974.4</text:p>
          </table:table-cell>
          <table:table-cell office:value-type="float" office:value="1058026134.4">
            <text:p>1058026134.4</text:p>
          </table:table-cell>
          <table:table-cell office:value-type="float" office:value="91803524.2">
            <text:p>91803524.2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217.3">
            <text:p>1217.3</text:p>
          </table:table-cell>
          <table:table-cell office:value-type="float" office:value="33.333">
            <text:p>33.333</text:p>
          </table:table-cell>
          <table:table-cell office:value-type="float" office:value="0.025185">
            <text:p>0.025185</text:p>
          </table:table-cell>
          <table:table-cell office:value-type="float" office:value="52.18">
            <text:p>52.18</text:p>
          </table:table-cell>
          <table:table-cell office:value-type="float" office:value="0.028185">
            <text:p>0.028185</text:p>
          </table:table-cell>
          <table:table-cell office:value-type="float" office:value="0.9">
            <text:p>0.9</text:p>
          </table:table-cell>
          <table:table-cell office:value-type="float" office:value="243677183978.2">
            <text:p>243677183978.2</text:p>
          </table:table-cell>
          <table:table-cell office:value-type="float" office:value="62241803057.2">
            <text:p>62241803057.2</text:p>
          </table:table-cell>
          <table:table-cell office:value-type="float" office:value="100682266197.6">
            <text:p>100682266197.6</text:p>
          </table:table-cell>
          <table:table-cell office:value-type="float" office:value="2105494855">
            <text:p>2105494855</text:p>
          </table:table-cell>
          <table:table-cell office:value-type="float" office:value="118013529.8">
            <text:p>118013529.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g. Power</text:p>
          </table:table-cell>
          <table:table-cell office:value-type="string">
            <text:p>Avg. Temp.</text:p>
          </table:table-cell>
          <table:table-cell office:value-type="string">
            <text:p>Avg. Curr.</text:p>
          </table:table-cell>
          <table:table-cell office:value-type="string">
            <text:p>Avg. Volt.</text:p>
          </table:table-cell>
          <table:table-cell office:value-type="string">
            <text:p>Avg. CPU cycles</text:p>
          </table:table-cell>
          <table:table-cell office:value-type="string">
            <text:p>Avg. Instructions architecturally executed</text:p>
          </table:table-cell>
          <table:table-cell office:value-type="string">
            <text:p>Avg. Exceptions taken</text:p>
          </table:table-cell>
          <table:table-cell office:value-type="string">
            <text:p>Avg. Predictable branch speculatively executed</text:p>
          </table:table-cell>
          <table:table-cell office:value-type="string">
            <text:p>Avg.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62.5">
            <text:p>162.5</text:p>
          </table:table-cell>
          <table:table-cell office:value-type="float" office:value="232.941">
            <text:p>232.941</text:p>
          </table:table-cell>
          <table:table-cell office:value-type="float" office:value="0.23981">
            <text:p>0.23981</text:p>
          </table:table-cell>
          <table:table-cell office:value-type="float" office:value="53.087">
            <text:p>53.087</text:p>
          </table:table-cell>
          <table:table-cell office:value-type="float" office:value="0.19986">
            <text:p>0.19986</text:p>
          </table:table-cell>
          <table:table-cell office:value-type="float" office:value="1.2">
            <text:p>1.2</text:p>
          </table:table-cell>
          <table:table-cell office:value-type="float" office:value="224271333910.4">
            <text:p>224271333910.4</text:p>
          </table:table-cell>
          <table:table-cell office:value-type="float" office:value="167638384414.4">
            <text:p>167638384414.4</text:p>
          </table:table-cell>
          <table:table-cell office:value-type="float" office:value="329375.4">
            <text:p>329375.4</text:p>
          </table:table-cell>
          <table:table-cell office:value-type="float" office:value="17174146996.2">
            <text:p>17174146996.2</text:p>
          </table:table-cell>
          <table:table-cell office:value-type="float" office:value="151957684">
            <text:p>151957684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75.1">
            <text:p>275.1</text:p>
          </table:table-cell>
          <table:table-cell office:value-type="float" office:value="223.333">
            <text:p>223.333</text:p>
          </table:table-cell>
          <table:table-cell office:value-type="float" office:value="0.084288">
            <text:p>0.084288</text:p>
          </table:table-cell>
          <table:table-cell office:value-type="float" office:value="52.343">
            <text:p>52.343</text:p>
          </table:table-cell>
          <table:table-cell office:value-type="float" office:value="0.088861">
            <text:p>0.088861</text:p>
          </table:table-cell>
          <table:table-cell office:value-type="float" office:value="0.9">
            <text:p>0.9</text:p>
          </table:table-cell>
          <table:table-cell office:value-type="float" office:value="218827298036.4">
            <text:p>218827298036.4</text:p>
          </table:table-cell>
          <table:table-cell office:value-type="float" office:value="170036933595.6">
            <text:p>170036933595.6</text:p>
          </table:table-cell>
          <table:table-cell office:value-type="float" office:value="433764">
            <text:p>433764</text:p>
          </table:table-cell>
          <table:table-cell office:value-type="float" office:value="17402946319.8">
            <text:p>17402946319.8</text:p>
          </table:table-cell>
          <table:table-cell office:value-type="float" office:value="158826851.2">
            <text:p>158826851.2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201.8">
            <text:p>1201.8</text:p>
          </table:table-cell>
          <table:table-cell office:value-type="float" office:value="40">
            <text:p>40</text:p>
          </table:table-cell>
          <table:table-cell office:value-type="float" office:value="0.025182">
            <text:p>0.025182</text:p>
          </table:table-cell>
          <table:table-cell office:value-type="float" office:value="52.097">
            <text:p>52.097</text:p>
          </table:table-cell>
          <table:table-cell office:value-type="float" office:value="0.028181">
            <text:p>0.028181</text:p>
          </table:table-cell>
          <table:table-cell office:value-type="float" office:value="0.9">
            <text:p>0.9</text:p>
          </table:table-cell>
          <table:table-cell office:value-type="float" office:value="240564142262.8">
            <text:p>240564142262.8</text:p>
          </table:table-cell>
          <table:table-cell office:value-type="float" office:value="183742109454.4">
            <text:p>183742109454.4</text:p>
          </table:table-cell>
          <table:table-cell office:value-type="float" office:value="1119099.8">
            <text:p>1119099.8</text:p>
          </table:table-cell>
          <table:table-cell office:value-type="float" office:value="18935652670">
            <text:p>18935652670</text:p>
          </table:table-cell>
          <table:table-cell office:value-type="float" office:value="199909541.2">
            <text:p>199909541.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3" office:value-type="string" table:number-columns-spanned="6" table:number-rows-spanned="1">
            <text:p>Difference</text:p>
          </table:table-cell>
          <table:covered-table-cell table:number-columns-repeated="5" table:style-name="ce3"/>
          <table:table-cell table:number-columns-repeated="1016"/>
        </table:table-row>
        <table:table-row table:style-name="ro2">
          <table:table-cell/>
          <table:table-cell table:style-name="ce4" table:formula="of:=((ABS([.B2]-[.B7]))/(([.B2]+[.B7])/2))*100" office:value-type="float" office:value="0.246457178065315">
            <text:p>0.2464571781</text:p>
          </table:table-cell>
          <table:table-cell table:formula="of:=((ABS([.C2]-[.C7]))/(([.C2]+[.C7])/2))*100" office:value-type="float" office:value="1.68736139075357">
            <text:p>1.6873613908</text:p>
          </table:table-cell>
          <table:table-cell table:formula="of:=((ABS([.D2]-[.D7]))/(([.D2]+[.D7])/2))*100" office:value-type="float" office:value="0.0208476661037774">
            <text:p>0.0208476661</text:p>
          </table:table-cell>
          <table:table-cell table:formula="of:=((ABS([.E2]-[.E7]))/(([.E2]+[.E7])/2))*100" office:value-type="float" office:value="0.40230101139226">
            <text:p>0.4023010114</text:p>
          </table:table-cell>
          <table:table-cell table:formula="of:=((ABS([.F2]-[.F7]))/(([.F2]+[.F7])/2))*100" office:value-type="float" office:value="0.010006504227758">
            <text:p>0.0100065042</text:p>
          </table:table-cell>
          <table:table-cell table:formula="of:=((ABS([.G2]-[.G7]))/(([.G2]+[.G7])/2))*100" office:value-type="float" office:value="0">
            <text:p>0</text:p>
          </table:table-cell>
          <table:table-cell table:formula="of:=((ABS([.H2]-[.H7]))/(([.H2]+[.H7])/2))*100" office:value-type="float" office:value="0.325073298002848">
            <text:p>0.325073298</text:p>
          </table:table-cell>
          <table:table-cell table:number-columns-repeated="1016"/>
        </table:table-row>
        <table:table-row table:style-name="ro2">
          <table:table-cell/>
          <table:table-cell table:formula="of:=((ABS([.B3]-[.B8]))/(([.B3]+[.B8])/2))*100" office:value-type="float" office:value="0.0363570259952818">
            <text:p>0.036357026</text:p>
          </table:table-cell>
          <table:table-cell table:formula="of:=((ABS([.C3]-[.C8]))/(([.C3]+[.C8])/2))*100" office:value-type="float" office:value="0">
            <text:p>0</text:p>
          </table:table-cell>
          <table:table-cell table:formula="of:=((ABS([.D3]-[.D8]))/(([.D3]+[.D8])/2))*100" office:value-type="float" office:value="0.0320278998594322">
            <text:p>0.0320278999</text:p>
          </table:table-cell>
          <table:table-cell table:formula="of:=((ABS([.E3]-[.E8]))/(([.E3]+[.E8])/2))*100" office:value-type="float" office:value="0.0630655595157353">
            <text:p>0.0630655595</text:p>
          </table:table-cell>
          <table:table-cell table:formula="of:=((ABS([.F3]-[.F8]))/(([.F3]+[.F8])/2))*100" office:value-type="float" office:value="0.0461501229731772">
            <text:p>0.046150123</text:p>
          </table:table-cell>
          <table:table-cell table:formula="of:=((ABS([.G3]-[.G8]))/(([.G3]+[.G8])/2))*100" office:value-type="float" office:value="0">
            <text:p>0</text:p>
          </table:table-cell>
          <table:table-cell table:formula="of:=((ABS([.H3]-[.H8]))/(([.H3]+[.H8])/2))*100" office:value-type="float" office:value="0.0366760460900886">
            <text:p>0.0366760461</text:p>
          </table:table-cell>
          <table:table-cell table:number-columns-repeated="1016"/>
        </table:table-row>
        <table:table-row table:style-name="ro2">
          <table:table-cell/>
          <table:table-cell table:formula="of:=((ABS([.B4]-[.B9]))/(([.B4]+[.B9])/2))*100" office:value-type="float" office:value="1.28146831466248">
            <text:p>1.2814683147</text:p>
          </table:table-cell>
          <table:table-cell table:formula="of:=((ABS([.C4]-[.C9]))/(([.C4]+[.C9])/2))*100" office:value-type="float" office:value="18.1828099218633">
            <text:p>18.1828099219</text:p>
          </table:table-cell>
          <table:table-cell table:formula="of:=((ABS([.D4]-[.D9]))/(([.D4]+[.D9])/2))*100" office:value-type="float" office:value="0.0119125617964125">
            <text:p>0.0119125618</text:p>
          </table:table-cell>
          <table:table-cell table:formula="of:=((ABS([.E4]-[.E9]))/(([.E4]+[.E9])/2))*100" office:value-type="float" office:value="0.15919138448555">
            <text:p>0.1591913845</text:p>
          </table:table-cell>
          <table:table-cell table:formula="of:=((ABS([.F4]-[.F9]))/(([.F4]+[.F9])/2))*100" office:value-type="float" office:value="0.0141929531987387">
            <text:p>0.0141929532</text:p>
          </table:table-cell>
          <table:table-cell table:formula="of:=((ABS([.G4]-[.G9]))/(([.G4]+[.G9])/2))*100" office:value-type="float" office:value="0">
            <text:p>0</text:p>
          </table:table-cell>
          <table:table-cell table:formula="of:=((ABS([.H4]-[.H9]))/(([.H4]+[.H9])/2))*100" office:value-type="float" office:value="1.28573979406735">
            <text:p>1.285739794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vg. Diff.</text:p>
          </table:table-cell>
          <table:table-cell table:formula="of:=AVERAGE([.B12:.B12])" office:value-type="float" office:value="0.246457178065315">
            <text:p>0.2464571781</text:p>
          </table:table-cell>
          <table:table-cell table:formula="of:=AVERAGE([.C12:.C12])" office:value-type="float" office:value="1.68736139075357">
            <text:p>1.6873613908</text:p>
          </table:table-cell>
          <table:table-cell table:formula="of:=AVERAGE([.D12:.D12])" office:value-type="float" office:value="0.0208476661037774">
            <text:p>0.0208476661</text:p>
          </table:table-cell>
          <table:table-cell table:formula="of:=AVERAGE([.E12:.E12])" office:value-type="float" office:value="0.40230101139226">
            <text:p>0.4023010114</text:p>
          </table:table-cell>
          <table:table-cell table:formula="of:=AVERAGE([.F12:.F12])" office:value-type="float" office:value="0.010006504227758">
            <text:p>0.0100065042</text:p>
          </table:table-cell>
          <table:table-cell table:formula="of:=AVERAGE([.G12:.G12])" office:value-type="float" office:value="0">
            <text:p>0</text:p>
          </table:table-cell>
          <table:table-cell table:formula="of:=AVERAGE([.H12:.H12])" office:value-type="float" office:value="0.325073298002848">
            <text:p>0.325073298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U3_2_A7_perf_difference" table:style-name="ta5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L1 Data Cache access</text:p>
          </table:table-cell>
          <table:table-cell office:value-type="string">
            <text:p>Average L1 Instructions Cache access</text:p>
          </table:table-cell>
          <table:table-cell office:value-type="string">
            <text:p>Average L2 Data Cache access</text:p>
          </table:table-cell>
          <table:table-cell office:value-type="string">
            <text:p>Average Bus Access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table:style-name="ce4" table:formula="of:=(ABS([$XU3_2_A7_perfthread.B2]-[$XU3_2_A7_perfcpu.B2]))/(([$XU3_2_A7_perfthread.B2]+[$XU3_2_A7_perfcpu.B2])/2)*100" office:value-type="float" office:value="2.68456375838927">
            <text:p>2.6845637584</text:p>
          </table:table-cell>
          <table:table-cell table:style-name="ce4" table:formula="of:=(ABS([$XU3_2_A7_perfthread.C2]-[$XU3_2_A7_perfcpu.C2]))/(([$XU3_2_A7_perfthread.C2]+[$XU3_2_A7_perfcpu.C2])/2)*100" office:value-type="float" office:value="41.8261624049405">
            <text:p>41.8261624049</text:p>
          </table:table-cell>
          <table:table-cell table:style-name="ce4" table:formula="of:=(ABS([$XU3_2_A7_perfthread.D2]-[$XU3_2_A7_perfcpu.D2]))/(([$XU3_2_A7_perfthread.D2]+[$XU3_2_A7_perfcpu.D2])/2)*100" office:value-type="float" office:value="0.559779430194661">
            <text:p>0.5597794302</text:p>
          </table:table-cell>
          <table:table-cell table:style-name="ce4" table:formula="of:=(ABS([$XU3_2_A7_perfthread.E2]-[$XU3_2_A7_perfcpu.E2]))/(([$XU3_2_A7_perfthread.E2]+[$XU3_2_A7_perfcpu.E2])/2)*100" office:value-type="float" office:value="0.463626083678858">
            <text:p>0.4636260837</text:p>
          </table:table-cell>
          <table:table-cell table:style-name="ce4" table:formula="of:=(ABS([$XU3_2_A7_perfthread.F2]-[$XU3_2_A7_perfcpu.F2]))/(([$XU3_2_A7_perfthread.F2]+[$XU3_2_A7_perfcpu.F2])/2)*100" office:value-type="float" office:value="0.566430236346772">
            <text:p>0.5664302363</text:p>
          </table:table-cell>
          <table:table-cell table:style-name="ce4" table:formula="of:=(ABS([$XU3_2_A7_perfthread.G2]-[$XU3_2_A7_perfcpu.G2]))/(([$XU3_2_A7_perfthread.G2]+[$XU3_2_A7_perfcpu.G2])/2)*100" office:value-type="float" office:value="0">
            <text:p>0</text:p>
          </table:table-cell>
          <table:table-cell table:style-name="ce4" table:formula="of:=(ABS([$XU3_2_A7_perfthread.H2]-[$XU3_2_A7_perfcpu.H2]))/(([$XU3_2_A7_perfthread.H2]+[$XU3_2_A7_perfcpu.H2])/2)*100" office:value-type="float" office:value="1.85628509782628">
            <text:p>1.8562850978</text:p>
          </table:table-cell>
          <table:table-cell table:style-name="ce4" table:formula="of:=(ABS([$XU3_2_A7_perfthread.I2]-[$XU3_2_A7_perfcpu.I2]))/(([$XU3_2_A7_perfthread.I2]+[$XU3_2_A7_perfcpu.I2])/2)*100" office:value-type="float" office:value="1.21882828365575">
            <text:p>1.2188282837</text:p>
          </table:table-cell>
          <table:table-cell table:style-name="ce4" table:formula="of:=(ABS([$XU3_2_A7_perfthread.J2]-[$XU3_2_A7_perfcpu.J2]))/(([$XU3_2_A7_perfthread.J2]+[$XU3_2_A7_perfcpu.J2])/2)*100" office:value-type="float" office:value="1.19521385951639">
            <text:p>1.1952138595</text:p>
          </table:table-cell>
          <table:table-cell table:style-name="ce4" table:formula="of:=(ABS([$XU3_2_A7_perfthread.K2]-[$XU3_2_A7_perfcpu.K2]))/(([$XU3_2_A7_perfthread.K2]+[$XU3_2_A7_perfcpu.K2])/2)*100" office:value-type="float" office:value="8.47486114390522">
            <text:p>8.4748611439</text:p>
          </table:table-cell>
          <table:table-cell table:style-name="ce4" table:formula="of:=(ABS([$XU3_2_A7_perfthread.L2]-[$XU3_2_A7_perfcpu.L2]))/(([$XU3_2_A7_perfthread.L2]+[$XU3_2_A7_perfcpu.L2])/2)*100" office:value-type="float" office:value="4.35362413779185">
            <text:p>4.3536241378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table:style-name="ce4" table:formula="of:=(ABS([$XU3_2_A7_perfthread.B3]-[$XU3_2_A7_perfcpu.B3]))/(([$XU3_2_A7_perfthread.B3]+[$XU3_2_A7_perfcpu.B3])/2)*100" office:value-type="float" office:value="3.03300624442462">
            <text:p>3.0330062444</text:p>
          </table:table-cell>
          <table:table-cell table:style-name="ce4" table:formula="of:=(ABS([$XU3_2_A7_perfthread.C3]-[$XU3_2_A7_perfcpu.C3]))/(([$XU3_2_A7_perfthread.C3]+[$XU3_2_A7_perfcpu.C3])/2)*100" office:value-type="float" office:value="59.141090531806">
            <text:p>59.1410905318</text:p>
          </table:table-cell>
          <table:table-cell table:style-name="ce4" table:formula="of:=(ABS([$XU3_2_A7_perfthread.D3]-[$XU3_2_A7_perfcpu.D3]))/(([$XU3_2_A7_perfthread.D3]+[$XU3_2_A7_perfcpu.D3])/2)*100" office:value-type="float" office:value="0.071369097180926">
            <text:p>0.0713690972</text:p>
          </table:table-cell>
          <table:table-cell table:style-name="ce4" table:formula="of:=(ABS([$XU3_2_A7_perfthread.E3]-[$XU3_2_A7_perfcpu.E3]))/(([$XU3_2_A7_perfthread.E3]+[$XU3_2_A7_perfcpu.E3])/2)*100" office:value-type="float" office:value="0.043970749892469">
            <text:p>0.0439707499</text:p>
          </table:table-cell>
          <table:table-cell table:style-name="ce4" table:formula="of:=(ABS([$XU3_2_A7_perfthread.F3]-[$XU3_2_A7_perfcpu.F3]))/(([$XU3_2_A7_perfthread.F3]+[$XU3_2_A7_perfcpu.F3])/2)*100" office:value-type="float" office:value="0.381334897784202">
            <text:p>0.3813348978</text:p>
          </table:table-cell>
          <table:table-cell table:style-name="ce4" table:formula="of:=(ABS([$XU3_2_A7_perfthread.G3]-[$XU3_2_A7_perfcpu.G3]))/(([$XU3_2_A7_perfthread.G3]+[$XU3_2_A7_perfcpu.G3])/2)*100" office:value-type="float" office:value="0">
            <text:p>0</text:p>
          </table:table-cell>
          <table:table-cell table:style-name="ce4" table:formula="of:=(ABS([$XU3_2_A7_perfthread.H3]-[$XU3_2_A7_perfcpu.H3]))/(([$XU3_2_A7_perfthread.H3]+[$XU3_2_A7_perfcpu.H3])/2)*100" office:value-type="float" office:value="3.00627820758298">
            <text:p>3.0062782076</text:p>
          </table:table-cell>
          <table:table-cell table:style-name="ce4" table:formula="of:=(ABS([$XU3_2_A7_perfthread.I3]-[$XU3_2_A7_perfcpu.I3]))/(([$XU3_2_A7_perfthread.I3]+[$XU3_2_A7_perfcpu.I3])/2)*100" office:value-type="float" office:value="3.50748494627027">
            <text:p>3.5074849463</text:p>
          </table:table-cell>
          <table:table-cell table:style-name="ce4" table:formula="of:=(ABS([$XU3_2_A7_perfthread.J3]-[$XU3_2_A7_perfcpu.J3]))/(([$XU3_2_A7_perfthread.J3]+[$XU3_2_A7_perfcpu.J3])/2)*100" office:value-type="float" office:value="2.08002098586758">
            <text:p>2.0800209859</text:p>
          </table:table-cell>
          <table:table-cell table:style-name="ce4" table:formula="of:=(ABS([$XU3_2_A7_perfthread.K3]-[$XU3_2_A7_perfcpu.K3]))/(([$XU3_2_A7_perfthread.K3]+[$XU3_2_A7_perfcpu.K3])/2)*100" office:value-type="float" office:value="12.8400394519029">
            <text:p>12.8400394519</text:p>
          </table:table-cell>
          <table:table-cell table:style-name="ce4" table:formula="of:=(ABS([$XU3_2_A7_perfthread.L3]-[$XU3_2_A7_perfcpu.L3]))/(([$XU3_2_A7_perfthread.L3]+[$XU3_2_A7_perfcpu.L3])/2)*100" office:value-type="float" office:value="5.66291631687274">
            <text:p>5.6629163169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table:style-name="ce4" table:formula="of:=(ABS([$XU3_2_A7_perfthread.B4]-[$XU3_2_A7_perfcpu.B4]))/(([$XU3_2_A7_perfthread.B4]+[$XU3_2_A7_perfcpu.B4])/2)*100" office:value-type="float" office:value="10.7361481714017">
            <text:p>10.7361481714</text:p>
          </table:table-cell>
          <table:table-cell table:style-name="ce4" table:formula="of:=(ABS([$XU3_2_A7_perfthread.C4]-[$XU3_2_A7_perfcpu.C4]))/(([$XU3_2_A7_perfthread.C4]+[$XU3_2_A7_perfcpu.C4])/2)*100" office:value-type="float" office:value="76.9239289967046">
            <text:p>76.9239289967</text:p>
          </table:table-cell>
          <table:table-cell table:style-name="ce4" table:formula="of:=(ABS([$XU3_2_A7_perfthread.D4]-[$XU3_2_A7_perfcpu.D4]))/(([$XU3_2_A7_perfthread.D4]+[$XU3_2_A7_perfcpu.D4])/2)*100" office:value-type="float" office:value="0.358151936010187">
            <text:p>0.358151936</text:p>
          </table:table-cell>
          <table:table-cell table:style-name="ce4" table:formula="of:=(ABS([$XU3_2_A7_perfthread.E4]-[$XU3_2_A7_perfcpu.E4]))/(([$XU3_2_A7_perfthread.E4]+[$XU3_2_A7_perfcpu.E4])/2)*100" office:value-type="float" office:value="0.244957323841237">
            <text:p>0.2449573238</text:p>
          </table:table-cell>
          <table:table-cell table:style-name="ce4" table:formula="of:=(ABS([$XU3_2_A7_perfthread.F4]-[$XU3_2_A7_perfcpu.F4]))/(([$XU3_2_A7_perfthread.F4]+[$XU3_2_A7_perfcpu.F4])/2)*100" office:value-type="float" office:value="0.319965870307167">
            <text:p>0.3199658703</text:p>
          </table:table-cell>
          <table:table-cell table:style-name="ce4" table:formula="of:=(ABS([$XU3_2_A7_perfthread.G4]-[$XU3_2_A7_perfcpu.G4]))/(([$XU3_2_A7_perfthread.G4]+[$XU3_2_A7_perfcpu.G4])/2)*100" office:value-type="float" office:value="0">
            <text:p>0</text:p>
          </table:table-cell>
          <table:table-cell table:style-name="ce4" table:formula="of:=(ABS([$XU3_2_A7_perfthread.H4]-[$XU3_2_A7_perfcpu.H4]))/(([$XU3_2_A7_perfthread.H4]+[$XU3_2_A7_perfcpu.H4])/2)*100" office:value-type="float" office:value="8.22651724639335">
            <text:p>8.2265172464</text:p>
          </table:table-cell>
          <table:table-cell table:style-name="ce4" table:formula="of:=(ABS([$XU3_2_A7_perfthread.I4]-[$XU3_2_A7_perfcpu.I4]))/(([$XU3_2_A7_perfthread.I4]+[$XU3_2_A7_perfcpu.I4])/2)*100" office:value-type="float" office:value="8.53834499572401">
            <text:p>8.5383449957</text:p>
          </table:table-cell>
          <table:table-cell table:style-name="ce4" table:formula="of:=(ABS([$XU3_2_A7_perfthread.J4]-[$XU3_2_A7_perfcpu.J4]))/(([$XU3_2_A7_perfthread.J4]+[$XU3_2_A7_perfcpu.J4])/2)*100" office:value-type="float" office:value="7.27525603290944">
            <text:p>7.2752560329</text:p>
          </table:table-cell>
          <table:table-cell table:style-name="ce4" table:formula="of:=(ABS([$XU3_2_A7_perfthread.K4]-[$XU3_2_A7_perfcpu.K4]))/(([$XU3_2_A7_perfthread.K4]+[$XU3_2_A7_perfcpu.K4])/2)*100" office:value-type="float" office:value="26.9683606338097">
            <text:p>26.9683606338</text:p>
          </table:table-cell>
          <table:table-cell table:style-name="ce4" table:formula="of:=(ABS([$XU3_2_A7_perfthread.L4]-[$XU3_2_A7_perfcpu.L4]))/(([$XU3_2_A7_perfthread.L4]+[$XU3_2_A7_perfcpu.L4])/2)*100" office:value-type="float" office:value="13.1261174215568">
            <text:p>13.126117421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vg. Diff.</text:p>
          </table:table-cell>
          <table:table-cell table:formula="of:=AVERAGE([.B2:.B4])" office:value-type="float" office:value="5.48457272473852">
            <text:p>5.4845727247</text:p>
          </table:table-cell>
          <table:table-cell table:formula="of:=AVERAGE([.C2:.C4])" office:value-type="float" office:value="59.2970606444837">
            <text:p>59.2970606445</text:p>
          </table:table-cell>
          <table:table-cell table:formula="of:=AVERAGE([.D2:.D4])" office:value-type="float" office:value="0.329766821128591">
            <text:p>0.3297668211</text:p>
          </table:table-cell>
          <table:table-cell table:formula="of:=AVERAGE([.E2:.E4])" office:value-type="float" office:value="0.250851385804188">
            <text:p>0.2508513858</text:p>
          </table:table-cell>
          <table:table-cell table:formula="of:=AVERAGE([.F2:.F4])" office:value-type="float" office:value="0.42257700147938">
            <text:p>0.4225770015</text:p>
          </table:table-cell>
          <table:table-cell table:formula="of:=AVERAGE([.G2:.G4])" office:value-type="float" office:value="0">
            <text:p>0</text:p>
          </table:table-cell>
          <table:table-cell table:formula="of:=AVERAGE([.H2:.H4])" office:value-type="float" office:value="4.36302685060087">
            <text:p>4.3630268506</text:p>
          </table:table-cell>
          <table:table-cell table:formula="of:=AVERAGE([.I2:.I4])" office:value-type="float" office:value="4.42155274188334">
            <text:p>4.4215527419</text:p>
          </table:table-cell>
          <table:table-cell table:formula="of:=AVERAGE([.J2:.J4])" office:value-type="float" office:value="3.51683029276447">
            <text:p>3.5168302928</text:p>
          </table:table-cell>
          <table:table-cell table:formula="of:=AVERAGE([.K2:.K4])" office:value-type="float" office:value="16.0944204098726">
            <text:p>16.0944204099</text:p>
          </table:table-cell>
          <table:table-cell table:formula="of:=AVERAGE([.L2:.L4])" office:value-type="float" office:value="7.7142192920738">
            <text:p>7.7142192921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Instructions architecturally executed</text:p>
          </table:table-cell>
          <table:table-cell office:value-type="string">
            <text:p>Average Exceptions taken</text:p>
          </table:table-cell>
          <table:table-cell office:value-type="string">
            <text:p>Average Predictable branch speculatively executed</text:p>
          </table:table-cell>
          <table:table-cell office:value-type="string">
            <text:p>Average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table:style-name="ce4" table:formula="of:=(ABS(([$XU3_2_A7_perfthread.B7]-[$XU3_2_A7_perfcpu.B7])/(([$XU3_2_A7_perfthread.B7]+[$XU3_2_A7_perfcpu.B7])/2))*100)" office:value-type="float" office:value="0.730371272063309">
            <text:p>0.7303712721</text:p>
          </table:table-cell>
          <table:table-cell table:style-name="ce4" table:formula="of:=(ABS(([$XU3_2_A7_perfthread.C7]-[$XU3_2_A7_perfcpu.C7])/(([$XU3_2_A7_perfthread.C7]+[$XU3_2_A7_perfcpu.C7])/2))*100)" office:value-type="float" office:value="13.2074904324781">
            <text:p>13.2074904325</text:p>
          </table:table-cell>
          <table:table-cell table:style-name="ce4" table:formula="of:=(ABS(([$XU3_2_A7_perfthread.D7]-[$XU3_2_A7_perfcpu.D7])/(([$XU3_2_A7_perfthread.D7]+[$XU3_2_A7_perfcpu.D7])/2))*100)" office:value-type="float" office:value="4.93490087410093">
            <text:p>4.9349008741</text:p>
          </table:table-cell>
          <table:table-cell table:style-name="ce4" table:formula="of:=(ABS(([$XU3_2_A7_perfthread.E7]-[$XU3_2_A7_perfcpu.E7])/(([$XU3_2_A7_perfthread.E7]+[$XU3_2_A7_perfcpu.E7])/2))*100)" office:value-type="float" office:value="0.30515945523386">
            <text:p>0.3051594552</text:p>
          </table:table-cell>
          <table:table-cell table:style-name="ce4" table:formula="of:=(ABS(([$XU3_2_A7_perfthread.F7]-[$XU3_2_A7_perfcpu.F7])/(([$XU3_2_A7_perfthread.F7]+[$XU3_2_A7_perfcpu.F7])/2))*100)" office:value-type="float" office:value="5.27137836782507">
            <text:p>5.2713783678</text:p>
          </table:table-cell>
          <table:table-cell table:style-name="ce4" table:formula="of:=(ABS(([$XU3_2_A7_perfthread.G7]-[$XU3_2_A7_perfcpu.G7])/(([$XU3_2_A7_perfthread.G7]+[$XU3_2_A7_perfcpu.G7])/2))*100)" office:value-type="float" office:value="3.08863972921514">
            <text:p>3.0886397292</text:p>
          </table:table-cell>
          <table:table-cell table:style-name="ce4" table:formula="of:=(ABS(([$XU3_2_A7_perfthread.H7]-[$XU3_2_A7_perfcpu.H7])/(([$XU3_2_A7_perfthread.H7]+[$XU3_2_A7_perfcpu.H7])/2))*100)" office:value-type="float" office:value="2.19207338056969">
            <text:p>2.1920733806</text:p>
          </table:table-cell>
          <table:table-cell table:style-name="ce4" table:formula="of:=(ABS(([$XU3_2_A7_perfthread.I7]-[$XU3_2_A7_perfcpu.I7])/(([$XU3_2_A7_perfthread.I7]+[$XU3_2_A7_perfcpu.I7])/2))*100)" office:value-type="float" office:value="1.6252346684553">
            <text:p>1.6252346685</text:p>
          </table:table-cell>
          <table:table-cell table:style-name="ce4" table:formula="of:=(ABS(([$XU3_2_A7_perfthread.J7]-[$XU3_2_A7_perfcpu.J7])/(([$XU3_2_A7_perfthread.J7]+[$XU3_2_A7_perfcpu.J7])/2))*100)" office:value-type="float" office:value="1.28713858708814">
            <text:p>1.2871385871</text:p>
          </table:table-cell>
          <table:table-cell table:style-name="ce4" table:formula="of:=(ABS(([$XU3_2_A7_perfthread.K7]-[$XU3_2_A7_perfcpu.K7])/(([$XU3_2_A7_perfthread.K7]+[$XU3_2_A7_perfcpu.K7])/2))*100)" office:value-type="float" office:value="0.644223547199549">
            <text:p>0.6442235472</text:p>
          </table:table-cell>
          <table:table-cell table:style-name="ce4" table:formula="of:=(ABS(([$XU3_2_A7_perfthread.L7]-[$XU3_2_A7_perfcpu.L7])/(([$XU3_2_A7_perfthread.L7]+[$XU3_2_A7_perfcpu.L7])/2))*100)" office:value-type="float" office:value="2.88792070441092">
            <text:p>2.8879207044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table:style-name="ce4" table:formula="of:=(ABS(([$XU3_2_A7_perfthread.B8]-[$XU3_2_A7_perfcpu.B8])/(([$XU3_2_A7_perfthread.B8]+[$XU3_2_A7_perfcpu.B8])/2))*100)" office:value-type="float" office:value="1.88610808850199">
            <text:p>1.8861080885</text:p>
          </table:table-cell>
          <table:table-cell table:style-name="ce4" table:formula="of:=(ABS(([$XU3_2_A7_perfthread.C8]-[$XU3_2_A7_perfcpu.C8])/(([$XU3_2_A7_perfthread.C8]+[$XU3_2_A7_perfcpu.C8])/2))*100)" office:value-type="float" office:value="133.693536767631">
            <text:p>133.6935367676</text:p>
          </table:table-cell>
          <table:table-cell table:style-name="ce4" table:formula="of:=(ABS(([$XU3_2_A7_perfthread.D8]-[$XU3_2_A7_perfcpu.D8])/(([$XU3_2_A7_perfthread.D8]+[$XU3_2_A7_perfcpu.D8])/2))*100)" office:value-type="float" office:value="6.25000000000001">
            <text:p>6.25</text:p>
          </table:table-cell>
          <table:table-cell table:style-name="ce4" table:formula="of:=(ABS(([$XU3_2_A7_perfthread.E8]-[$XU3_2_A7_perfcpu.E8])/(([$XU3_2_A7_perfthread.E8]+[$XU3_2_A7_perfcpu.E8])/2))*100)" office:value-type="float" office:value="0.219627016032762">
            <text:p>0.219627016</text:p>
          </table:table-cell>
          <table:table-cell table:style-name="ce4" table:formula="of:=(ABS(([$XU3_2_A7_perfthread.F8]-[$XU3_2_A7_perfcpu.F8])/(([$XU3_2_A7_perfthread.F8]+[$XU3_2_A7_perfcpu.F8])/2))*100)" office:value-type="float" office:value="5.99349813453189">
            <text:p>5.9934981345</text:p>
          </table:table-cell>
          <table:table-cell table:style-name="ce4" table:formula="of:=(ABS(([$XU3_2_A7_perfthread.G8]-[$XU3_2_A7_perfcpu.G8])/(([$XU3_2_A7_perfthread.G8]+[$XU3_2_A7_perfcpu.G8])/2))*100)" office:value-type="float" office:value="0">
            <text:p>0</text:p>
          </table:table-cell>
          <table:table-cell table:style-name="ce4" table:formula="of:=(ABS(([$XU3_2_A7_perfthread.H8]-[$XU3_2_A7_perfcpu.H8])/(([$XU3_2_A7_perfthread.H8]+[$XU3_2_A7_perfcpu.H8])/2))*100)" office:value-type="float" office:value="2.57028783274771">
            <text:p>2.5702878327</text:p>
          </table:table-cell>
          <table:table-cell table:style-name="ce4" table:formula="of:=(ABS(([$XU3_2_A7_perfthread.I8]-[$XU3_2_A7_perfcpu.I8])/(([$XU3_2_A7_perfthread.I8]+[$XU3_2_A7_perfcpu.I8])/2))*100)" office:value-type="float" office:value="1.82374922021463">
            <text:p>1.8237492202</text:p>
          </table:table-cell>
          <table:table-cell table:style-name="ce4" table:formula="of:=(ABS(([$XU3_2_A7_perfthread.J8]-[$XU3_2_A7_perfcpu.J8])/(([$XU3_2_A7_perfthread.J8]+[$XU3_2_A7_perfcpu.J8])/2))*100)" office:value-type="float" office:value="1.77669816449559">
            <text:p>1.7766981645</text:p>
          </table:table-cell>
          <table:table-cell table:style-name="ce4" table:formula="of:=(ABS(([$XU3_2_A7_perfthread.K8]-[$XU3_2_A7_perfcpu.K8])/(([$XU3_2_A7_perfthread.K8]+[$XU3_2_A7_perfcpu.K8])/2))*100)" office:value-type="float" office:value="0.961961369518587">
            <text:p>0.9619613695</text:p>
          </table:table-cell>
          <table:table-cell table:style-name="ce4" table:formula="of:=(ABS(([$XU3_2_A7_perfthread.L8]-[$XU3_2_A7_perfcpu.L8])/(([$XU3_2_A7_perfthread.L8]+[$XU3_2_A7_perfcpu.L8])/2))*100)" office:value-type="float" office:value="3.77906082050276">
            <text:p>3.7790608205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table:style-name="ce4" table:formula="of:=(ABS(([$XU3_2_A7_perfthread.B9]-[$XU3_2_A7_perfcpu.B9])/(([$XU3_2_A7_perfthread.B9]+[$XU3_2_A7_perfcpu.B9])/2))*100)" office:value-type="float" office:value="2.76819417948615">
            <text:p>2.7681941795</text:p>
          </table:table-cell>
          <table:table-cell table:style-name="ce4" table:formula="of:=(ABS(([$XU3_2_A7_perfthread.C9]-[$XU3_2_A7_perfcpu.C9])/(([$XU3_2_A7_perfthread.C9]+[$XU3_2_A7_perfcpu.C9])/2))*100)" office:value-type="float" office:value="106.667506667507">
            <text:p>106.6675066675</text:p>
          </table:table-cell>
          <table:table-cell table:style-name="ce4" table:formula="of:=(ABS(([$XU3_2_A7_perfthread.D9]-[$XU3_2_A7_perfcpu.D9])/(([$XU3_2_A7_perfthread.D9]+[$XU3_2_A7_perfcpu.D9])/2))*100)" office:value-type="float" office:value="13.7159785224958">
            <text:p>13.7159785225</text:p>
          </table:table-cell>
          <table:table-cell table:style-name="ce4" table:formula="of:=(ABS(([$XU3_2_A7_perfthread.E9]-[$XU3_2_A7_perfcpu.E9])/(([$XU3_2_A7_perfthread.E9]+[$XU3_2_A7_perfcpu.E9])/2))*100)" office:value-type="float" office:value="0.149339460080406">
            <text:p>0.1493394601</text:p>
          </table:table-cell>
          <table:table-cell table:style-name="ce4" table:formula="of:=(ABS(([$XU3_2_A7_perfthread.F9]-[$XU3_2_A7_perfcpu.F9])/(([$XU3_2_A7_perfthread.F9]+[$XU3_2_A7_perfcpu.F9])/2))*100)" office:value-type="float" office:value="13.3682483384988">
            <text:p>13.3682483385</text:p>
          </table:table-cell>
          <table:table-cell table:style-name="ce4" table:formula="of:=(ABS(([$XU3_2_A7_perfthread.G9]-[$XU3_2_A7_perfcpu.G9])/(([$XU3_2_A7_perfthread.G9]+[$XU3_2_A7_perfcpu.G9])/2))*100)" office:value-type="float" office:value="0">
            <text:p>0</text:p>
          </table:table-cell>
          <table:table-cell table:style-name="ce4" table:formula="of:=(ABS(([$XU3_2_A7_perfthread.H9]-[$XU3_2_A7_perfcpu.H9])/(([$XU3_2_A7_perfthread.H9]+[$XU3_2_A7_perfcpu.H9])/2))*100)" office:value-type="float" office:value="10.1569747859707">
            <text:p>10.156974786</text:p>
          </table:table-cell>
          <table:table-cell table:style-name="ce4" table:formula="of:=(ABS(([$XU3_2_A7_perfthread.I9]-[$XU3_2_A7_perfcpu.I9])/(([$XU3_2_A7_perfthread.I9]+[$XU3_2_A7_perfcpu.I9])/2))*100)" office:value-type="float" office:value="6.91526339804875">
            <text:p>6.915263398</text:p>
          </table:table-cell>
          <table:table-cell table:style-name="ce4" table:formula="of:=(ABS(([$XU3_2_A7_perfthread.J9]-[$XU3_2_A7_perfcpu.J9])/(([$XU3_2_A7_perfthread.J9]+[$XU3_2_A7_perfcpu.J9])/2))*100)" office:value-type="float" office:value="11.9262123511906">
            <text:p>11.9262123512</text:p>
          </table:table-cell>
          <table:table-cell table:style-name="ce4" table:formula="of:=(ABS(([$XU3_2_A7_perfthread.K9]-[$XU3_2_A7_perfcpu.K9])/(([$XU3_2_A7_perfthread.K9]+[$XU3_2_A7_perfcpu.K9])/2))*100)" office:value-type="float" office:value="5.30579903031543">
            <text:p>5.3057990303</text:p>
          </table:table-cell>
          <table:table-cell table:style-name="ce4" table:formula="of:=(ABS(([$XU3_2_A7_perfthread.L9]-[$XU3_2_A7_perfcpu.L9])/(([$XU3_2_A7_perfthread.L9]+[$XU3_2_A7_perfcpu.L9])/2))*100)" office:value-type="float" office:value="15.4674160433466">
            <text:p>15.4674160433</text:p>
          </table:table-cell>
          <table:table-cell table:number-columns-repeated="1012"/>
        </table:table-row>
        <table:table-row table:style-name="ro2">
          <table:table-cell/>
          <table:table-cell table:number-columns-repeated="2" office:value-type="string">
            <text:p>`</text:p>
          </table:table-cell>
          <table:table-cell table:number-columns-repeated="1021"/>
        </table:table-row>
        <table:table-row table:style-name="ro2">
          <table:table-cell office:value-type="string">
            <text:p>Avg. Diff.</text:p>
          </table:table-cell>
          <table:table-cell table:formula="of:=AVERAGE([.B9:.B11])" office:value-type="float" office:value="1.79489118001715">
            <text:p>1.79489118</text:p>
          </table:table-cell>
          <table:table-cell table:formula="of:=AVERAGE([.C9:.C11])" office:value-type="float" office:value="84.5228446225386">
            <text:p>84.5228446225</text:p>
          </table:table-cell>
          <table:table-cell table:formula="of:=AVERAGE([.D9:.D11])" office:value-type="float" office:value="8.30029313219892">
            <text:p>8.3002931322</text:p>
          </table:table-cell>
          <table:table-cell table:formula="of:=AVERAGE([.E9:.E11])" office:value-type="float" office:value="0.224708643782343">
            <text:p>0.2247086438</text:p>
          </table:table-cell>
          <table:table-cell table:formula="of:=AVERAGE([.F9:.F11])" office:value-type="float" office:value="8.21104161361857">
            <text:p>8.2110416136</text:p>
          </table:table-cell>
          <table:table-cell table:formula="of:=AVERAGE([.G9:.G11])" office:value-type="float" office:value="1.02954657640505">
            <text:p>1.0295465764</text:p>
          </table:table-cell>
          <table:table-cell table:formula="of:=AVERAGE([.H9:.H11])" office:value-type="float" office:value="4.97311199976271">
            <text:p>4.9731119998</text:p>
          </table:table-cell>
          <table:table-cell table:formula="of:=AVERAGE([.I9:.I11])" office:value-type="float" office:value="3.45474909557289">
            <text:p>3.4547490956</text:p>
          </table:table-cell>
          <table:table-cell table:formula="of:=AVERAGE([.J9:.J11])" office:value-type="float" office:value="4.99668303425812">
            <text:p>4.9966830343</text:p>
          </table:table-cell>
          <table:table-cell table:formula="of:=AVERAGE([.K9:.K11])" office:value-type="float" office:value="2.30399464901119">
            <text:p>2.303994649</text:p>
          </table:table-cell>
          <table:table-cell table:formula="of:=AVERAGE([.L9:.L11])" office:value-type="float" office:value="7.37813252275343">
            <text:p>7.3781325228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U3_2_A7_perfcpu_reboot_difference" table:style-name="ta6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L1 Data Cache access</text:p>
          </table:table-cell>
          <table:table-cell office:value-type="string">
            <text:p>Average L1 Instructions Cache access</text:p>
          </table:table-cell>
          <table:table-cell office:value-type="string">
            <text:p>Average L2 Data Cache access</text:p>
          </table:table-cell>
          <table:table-cell office:value-type="string">
            <text:p>Average Bus Access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table:style-name="ce4" table:formula="of:=(ABS([$XU3_2_A7_perfcpu.B2]-[$XU3_2_A7_perfcpu_reboot.B2]))/(([$XU3_2_A7_perfcpu.B2]+[$XU3_2_A7_perfcpu_reboot.B2])/2)*100" office:value-type="float" office:value="0.247066090179126">
            <text:p>0.2470660902</text:p>
          </table:table-cell>
          <table:table-cell table:style-name="ce4" table:formula="of:=(ABS([$XU3_2_A7_perfcpu.C2]-[$XU3_2_A7_perfcpu_reboot.C2]))/(([$XU3_2_A7_perfcpu.C2]+[$XU3_2_A7_perfcpu_reboot.C2])/2)*100" office:value-type="float" office:value="41.8261624049405">
            <text:p>41.8261624049</text:p>
          </table:table-cell>
          <table:table-cell table:style-name="ce4" table:formula="of:=(ABS([$XU3_2_A7_perfcpu.D2]-[$XU3_2_A7_perfcpu_reboot.D2]))/(([$XU3_2_A7_perfcpu.D2]+[$XU3_2_A7_perfcpu_reboot.D2])/2)*100" office:value-type="float" office:value="0.07918151320039">
            <text:p>0.0791815132</text:p>
          </table:table-cell>
          <table:table-cell table:style-name="ce4" table:formula="of:=(ABS([$XU3_2_A7_perfcpu.E2]-[$XU3_2_A7_perfcpu_reboot.E2]))/(([$XU3_2_A7_perfcpu.E2]+[$XU3_2_A7_perfcpu_reboot.E2])/2)*100" office:value-type="float" office:value="0.685253863965821">
            <text:p>0.685253864</text:p>
          </table:table-cell>
          <table:table-cell table:style-name="ce4" table:formula="of:=(ABS([$XU3_2_A7_perfcpu.F2]-[$XU3_2_A7_perfcpu_reboot.F2]))/(([$XU3_2_A7_perfcpu.F2]+[$XU3_2_A7_perfcpu_reboot.F2])/2)*100" office:value-type="float" office:value="0.0900135020252966">
            <text:p>0.090013502</text:p>
          </table:table-cell>
          <table:table-cell table:style-name="ce4" table:formula="of:=(ABS([$XU3_2_A7_perfcpu.G2]-[$XU3_2_A7_perfcpu_reboot.G2]))/(([$XU3_2_A7_perfcpu.G2]+[$XU3_2_A7_perfcpu_reboot.G2])/2)*100" office:value-type="float" office:value="0">
            <text:p>0</text:p>
          </table:table-cell>
          <table:table-cell table:style-name="ce4" table:formula="of:=(ABS([$XU3_2_A7_perfcpu.H2]-[$XU3_2_A7_perfcpu_reboot.H2]))/(([$XU3_2_A7_perfcpu.H2]+[$XU3_2_A7_perfcpu_reboot.H2])/2)*100" office:value-type="float" office:value="0.292355141496363">
            <text:p>0.2923551415</text:p>
          </table:table-cell>
          <table:table-cell table:style-name="ce4" table:formula="of:=(ABS([$XU3_2_A7_perfcpu.I2]-[$XU3_2_A7_perfcpu_reboot.I2]))/(([$XU3_2_A7_perfcpu.I2]+[$XU3_2_A7_perfcpu_reboot.I2])/2)*100" office:value-type="float" office:value="0.0883017376119424">
            <text:p>0.0883017376</text:p>
          </table:table-cell>
          <table:table-cell table:style-name="ce4" table:formula="of:=(ABS([$XU3_2_A7_perfcpu.J2]-[$XU3_2_A7_perfcpu_reboot.J2]))/(([$XU3_2_A7_perfcpu.J2]+[$XU3_2_A7_perfcpu_reboot.J2])/2)*100" office:value-type="float" office:value="0.10927665215121">
            <text:p>0.1092766522</text:p>
          </table:table-cell>
          <table:table-cell table:style-name="ce4" table:formula="of:=(ABS([$XU3_2_A7_perfcpu.K2]-[$XU3_2_A7_perfcpu_reboot.K2]))/(([$XU3_2_A7_perfcpu.K2]+[$XU3_2_A7_perfcpu_reboot.K2])/2)*100" office:value-type="float" office:value="1.41958800798421">
            <text:p>1.419588008</text:p>
          </table:table-cell>
          <table:table-cell table:style-name="ce4" table:formula="of:=(ABS([$XU3_2_A7_perfcpu.L2]-[$XU3_2_A7_perfcpu_reboot.L2]))/(([$XU3_2_A7_perfcpu.L2]+[$XU3_2_A7_perfcpu_reboot.L2])/2)*100" office:value-type="float" office:value="0.739905103911549">
            <text:p>0.7399051039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table:style-name="ce4" table:formula="of:=(ABS([$XU3_2_A7_perfcpu.B3]-[$XU3_2_A7_perfcpu_reboot.B3]))/(([$XU3_2_A7_perfcpu.B3]+[$XU3_2_A7_perfcpu_reboot.B3])/2)*100" office:value-type="float" office:value="0.362976406533575">
            <text:p>0.3629764065</text:p>
          </table:table-cell>
          <table:table-cell table:style-name="ce4" table:formula="of:=(ABS([$XU3_2_A7_perfcpu.C3]-[$XU3_2_A7_perfcpu_reboot.C3]))/(([$XU3_2_A7_perfcpu.C3]+[$XU3_2_A7_perfcpu_reboot.C3])/2)*100" office:value-type="float" office:value="56.0321454570467">
            <text:p>56.032145457</text:p>
          </table:table-cell>
          <table:table-cell table:style-name="ce4" table:formula="of:=(ABS([$XU3_2_A7_perfcpu.D3]-[$XU3_2_A7_perfcpu_reboot.D3]))/(([$XU3_2_A7_perfcpu.D3]+[$XU3_2_A7_perfcpu_reboot.D3])/2)*100" office:value-type="float" office:value="0.255321675622709">
            <text:p>0.2553216756</text:p>
          </table:table-cell>
          <table:table-cell table:style-name="ce4" table:formula="of:=(ABS([$XU3_2_A7_perfcpu.E3]-[$XU3_2_A7_perfcpu_reboot.E3]))/(([$XU3_2_A7_perfcpu.E3]+[$XU3_2_A7_perfcpu_reboot.E3])/2)*100" office:value-type="float" office:value="0.0267671070493144">
            <text:p>0.026767107</text:p>
          </table:table-cell>
          <table:table-cell table:style-name="ce4" table:formula="of:=(ABS([$XU3_2_A7_perfcpu.F3]-[$XU3_2_A7_perfcpu_reboot.F3]))/(([$XU3_2_A7_perfcpu.F3]+[$XU3_2_A7_perfcpu_reboot.F3])/2)*100" office:value-type="float" office:value="0.0168895144264771">
            <text:p>0.0168895144</text:p>
          </table:table-cell>
          <table:table-cell table:style-name="ce4" table:formula="of:=(ABS([$XU3_2_A7_perfcpu.G3]-[$XU3_2_A7_perfcpu_reboot.G3]))/(([$XU3_2_A7_perfcpu.G3]+[$XU3_2_A7_perfcpu_reboot.G3])/2)*100" office:value-type="float" office:value="0">
            <text:p>0</text:p>
          </table:table-cell>
          <table:table-cell table:style-name="ce4" table:formula="of:=(ABS([$XU3_2_A7_perfcpu.H3]-[$XU3_2_A7_perfcpu_reboot.H3]))/(([$XU3_2_A7_perfcpu.H3]+[$XU3_2_A7_perfcpu_reboot.H3])/2)*100" office:value-type="float" office:value="0.452873275447065">
            <text:p>0.4528732754</text:p>
          </table:table-cell>
          <table:table-cell table:style-name="ce4" table:formula="of:=(ABS([$XU3_2_A7_perfcpu.I3]-[$XU3_2_A7_perfcpu_reboot.I3]))/(([$XU3_2_A7_perfcpu.I3]+[$XU3_2_A7_perfcpu_reboot.I3])/2)*100" office:value-type="float" office:value="0.332497283386097">
            <text:p>0.3324972834</text:p>
          </table:table-cell>
          <table:table-cell table:style-name="ce4" table:formula="of:=(ABS([$XU3_2_A7_perfcpu.J3]-[$XU3_2_A7_perfcpu_reboot.J3]))/(([$XU3_2_A7_perfcpu.J3]+[$XU3_2_A7_perfcpu_reboot.J3])/2)*100" office:value-type="float" office:value="0.273376166347365">
            <text:p>0.2733761663</text:p>
          </table:table-cell>
          <table:table-cell table:style-name="ce4" table:formula="of:=(ABS([$XU3_2_A7_perfcpu.K3]-[$XU3_2_A7_perfcpu_reboot.K3]))/(([$XU3_2_A7_perfcpu.K3]+[$XU3_2_A7_perfcpu_reboot.K3])/2)*100" office:value-type="float" office:value="1.82991907999273">
            <text:p>1.82991908</text:p>
          </table:table-cell>
          <table:table-cell table:style-name="ce4" table:formula="of:=(ABS([$XU3_2_A7_perfcpu.L3]-[$XU3_2_A7_perfcpu_reboot.L3]))/(([$XU3_2_A7_perfcpu.L3]+[$XU3_2_A7_perfcpu_reboot.L3])/2)*100" office:value-type="float" office:value="0.9720078102827">
            <text:p>0.9720078103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table:style-name="ce4" table:formula="of:=(ABS([$XU3_2_A7_perfcpu.B4]-[$XU3_2_A7_perfcpu_reboot.B4]))/(([$XU3_2_A7_perfcpu.B4]+[$XU3_2_A7_perfcpu_reboot.B4])/2)*100" office:value-type="float" office:value="0.949197309231976">
            <text:p>0.9491973092</text:p>
          </table:table-cell>
          <table:table-cell table:style-name="ce4" table:formula="of:=(ABS([$XU3_2_A7_perfcpu.C4]-[$XU3_2_A7_perfcpu_reboot.C4]))/(([$XU3_2_A7_perfcpu.C4]+[$XU3_2_A7_perfcpu_reboot.C4])/2)*100" office:value-type="float" office:value="76.9239289967046">
            <text:p>76.9239289967</text:p>
          </table:table-cell>
          <table:table-cell table:style-name="ce4" table:formula="of:=(ABS([$XU3_2_A7_perfcpu.D4]-[$XU3_2_A7_perfcpu_reboot.D4]))/(([$XU3_2_A7_perfcpu.D4]+[$XU3_2_A7_perfcpu_reboot.D4])/2)*100" office:value-type="float" office:value="0.0436863321352711">
            <text:p>0.0436863321</text:p>
          </table:table-cell>
          <table:table-cell table:style-name="ce4" table:formula="of:=(ABS([$XU3_2_A7_perfcpu.E4]-[$XU3_2_A7_perfcpu_reboot.E4]))/(([$XU3_2_A7_perfcpu.E4]+[$XU3_2_A7_perfcpu_reboot.E4])/2)*100" office:value-type="float" office:value="0.0191625946153071">
            <text:p>0.0191625946</text:p>
          </table:table-cell>
          <table:table-cell table:style-name="ce4" table:formula="of:=(ABS([$XU3_2_A7_perfcpu.F4]-[$XU3_2_A7_perfcpu_reboot.F4]))/(([$XU3_2_A7_perfcpu.F4]+[$XU3_2_A7_perfcpu_reboot.F4])/2)*100" office:value-type="float" office:value="0.0425849036516488">
            <text:p>0.0425849037</text:p>
          </table:table-cell>
          <table:table-cell table:style-name="ce4" table:formula="of:=(ABS([$XU3_2_A7_perfcpu.G4]-[$XU3_2_A7_perfcpu_reboot.G4]))/(([$XU3_2_A7_perfcpu.G4]+[$XU3_2_A7_perfcpu_reboot.G4])/2)*100" office:value-type="float" office:value="0">
            <text:p>0</text:p>
          </table:table-cell>
          <table:table-cell table:style-name="ce4" table:formula="of:=(ABS([$XU3_2_A7_perfcpu.H4]-[$XU3_2_A7_perfcpu_reboot.H4]))/(([$XU3_2_A7_perfcpu.H4]+[$XU3_2_A7_perfcpu_reboot.H4])/2)*100" office:value-type="float" office:value="0.949951017374516">
            <text:p>0.9499510174</text:p>
          </table:table-cell>
          <table:table-cell table:style-name="ce4" table:formula="of:=(ABS([$XU3_2_A7_perfcpu.I4]-[$XU3_2_A7_perfcpu_reboot.I4]))/(([$XU3_2_A7_perfcpu.I4]+[$XU3_2_A7_perfcpu_reboot.I4])/2)*100" office:value-type="float" office:value="0.675837105816443">
            <text:p>0.6758371058</text:p>
          </table:table-cell>
          <table:table-cell table:style-name="ce4" table:formula="of:=(ABS([$XU3_2_A7_perfcpu.J4]-[$XU3_2_A7_perfcpu_reboot.J4]))/(([$XU3_2_A7_perfcpu.J4]+[$XU3_2_A7_perfcpu_reboot.J4])/2)*100" office:value-type="float" office:value="0.616093903181756">
            <text:p>0.6160939032</text:p>
          </table:table-cell>
          <table:table-cell table:style-name="ce4" table:formula="of:=(ABS([$XU3_2_A7_perfcpu.K4]-[$XU3_2_A7_perfcpu_reboot.K4]))/(([$XU3_2_A7_perfcpu.K4]+[$XU3_2_A7_perfcpu_reboot.K4])/2)*100" office:value-type="float" office:value="2.91627679625284">
            <text:p>2.9162767963</text:p>
          </table:table-cell>
          <table:table-cell table:style-name="ce4" table:formula="of:=(ABS([$XU3_2_A7_perfcpu.L4]-[$XU3_2_A7_perfcpu_reboot.L4]))/(([$XU3_2_A7_perfcpu.L4]+[$XU3_2_A7_perfcpu_reboot.L4])/2)*100" office:value-type="float" office:value="1.0936392682032">
            <text:p>1.093639268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vg. Diff.</text:p>
          </table:table-cell>
          <table:table-cell table:formula="of:=AVERAGE([.B2:.B4])" office:value-type="float" office:value="0.519746601981559">
            <text:p>0.519746602</text:p>
          </table:table-cell>
          <table:table-cell table:formula="of:=AVERAGE([.C2:.C4])" office:value-type="float" office:value="58.260745619564">
            <text:p>58.2607456196</text:p>
          </table:table-cell>
          <table:table-cell table:formula="of:=AVERAGE([.D2:.D4])" office:value-type="float" office:value="0.12606317365279">
            <text:p>0.1260631737</text:p>
          </table:table-cell>
          <table:table-cell table:formula="of:=AVERAGE([.E2:.E4])" office:value-type="float" office:value="0.243727855210147">
            <text:p>0.2437278552</text:p>
          </table:table-cell>
          <table:table-cell table:formula="of:=AVERAGE([.F2:.F4])" office:value-type="float" office:value="0.0498293067011409">
            <text:p>0.0498293067</text:p>
          </table:table-cell>
          <table:table-cell table:formula="of:=AVERAGE([.G2:.G4])" office:value-type="float" office:value="0">
            <text:p>0</text:p>
          </table:table-cell>
          <table:table-cell table:formula="of:=AVERAGE([.H2:.H4])" office:value-type="float" office:value="0.565059811439315">
            <text:p>0.5650598114</text:p>
          </table:table-cell>
          <table:table-cell table:formula="of:=AVERAGE([.I2:.I4])" office:value-type="float" office:value="0.365545375604828">
            <text:p>0.3655453756</text:p>
          </table:table-cell>
          <table:table-cell table:formula="of:=AVERAGE([.J2:.J4])" office:value-type="float" office:value="0.332915573893444">
            <text:p>0.3329155739</text:p>
          </table:table-cell>
          <table:table-cell table:formula="of:=AVERAGE([.K2:.K4])" office:value-type="float" office:value="2.05526129474326">
            <text:p>2.0552612947</text:p>
          </table:table-cell>
          <table:table-cell table:formula="of:=AVERAGE([.L2:.L4])" office:value-type="float" office:value="0.93518406079915">
            <text:p>0.935184060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Instructions architecturally executed</text:p>
          </table:table-cell>
          <table:table-cell office:value-type="string">
            <text:p>Average Exceptions taken</text:p>
          </table:table-cell>
          <table:table-cell office:value-type="string">
            <text:p>Average Predictable branch speculatively executed</text:p>
          </table:table-cell>
          <table:table-cell office:value-type="string">
            <text:p>Average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table:style-name="ce4" table:formula="of:=(ABS(([$XU3_2_A7_perfcpu.B7]-[$XU3_2_A7_perfcpu_reboot.B7])/(([$XU3_2_A7_perfcpu.B7]+[$XU3_2_A7_perfcpu_reboot.B7])/2))*100)" office:value-type="float" office:value="0.735744941753518">
            <text:p>0.7357449418</text:p>
          </table:table-cell>
          <table:table-cell table:style-name="ce4" table:formula="of:=(ABS(([$XU3_2_A7_perfcpu.C7]-[$XU3_2_A7_perfcpu_reboot.C7])/(([$XU3_2_A7_perfcpu.C7]+[$XU3_2_A7_perfcpu_reboot.C7])/2))*100)" office:value-type="float" office:value="0">
            <text:p>0</text:p>
          </table:table-cell>
          <table:table-cell table:style-name="ce4" table:formula="of:=(ABS(([$XU3_2_A7_perfcpu.D7]-[$XU3_2_A7_perfcpu_reboot.D7])/(([$XU3_2_A7_perfcpu.D7]+[$XU3_2_A7_perfcpu_reboot.D7])/2))*100)" office:value-type="float" office:value="0.196180736721276">
            <text:p>0.1961807367</text:p>
          </table:table-cell>
          <table:table-cell table:style-name="ce4" table:formula="of:=(ABS(([$XU3_2_A7_perfcpu.E7]-[$XU3_2_A7_perfcpu_reboot.E7])/(([$XU3_2_A7_perfcpu.E7]+[$XU3_2_A7_perfcpu_reboot.E7])/2))*100)" office:value-type="float" office:value="0.152696219354723">
            <text:p>0.1526962194</text:p>
          </table:table-cell>
          <table:table-cell table:style-name="ce4" table:formula="of:=(ABS(([$XU3_2_A7_perfcpu.F7]-[$XU3_2_A7_perfcpu_reboot.F7])/(([$XU3_2_A7_perfcpu.F7]+[$XU3_2_A7_perfcpu_reboot.F7])/2))*100)" office:value-type="float" office:value="0.19031401812991">
            <text:p>0.1903140181</text:p>
          </table:table-cell>
          <table:table-cell table:style-name="ce4" table:formula="of:=(ABS(([$XU3_2_A7_perfcpu.G7]-[$XU3_2_A7_perfcpu_reboot.G7])/(([$XU3_2_A7_perfcpu.G7]+[$XU3_2_A7_perfcpu_reboot.G7])/2))*100)" office:value-type="float" office:value="0">
            <text:p>0</text:p>
          </table:table-cell>
          <table:table-cell table:style-name="ce4" table:formula="of:=(ABS(([$XU3_2_A7_perfcpu.H7]-[$XU3_2_A7_perfcpu_reboot.H7])/(([$XU3_2_A7_perfcpu.H7]+[$XU3_2_A7_perfcpu_reboot.H7])/2))*100)" office:value-type="float" office:value="0.687804581332713">
            <text:p>0.6878045813</text:p>
          </table:table-cell>
          <table:table-cell table:style-name="ce4" table:formula="of:=(ABS(([$XU3_2_A7_perfcpu.I7]-[$XU3_2_A7_perfcpu_reboot.I7])/(([$XU3_2_A7_perfcpu.I7]+[$XU3_2_A7_perfcpu_reboot.I7])/2))*100)" office:value-type="float" office:value="0.322253681872672">
            <text:p>0.3222536819</text:p>
          </table:table-cell>
          <table:table-cell table:style-name="ce4" table:formula="of:=(ABS(([$XU3_2_A7_perfcpu.J7]-[$XU3_2_A7_perfcpu_reboot.J7])/(([$XU3_2_A7_perfcpu.J7]+[$XU3_2_A7_perfcpu_reboot.J7])/2))*100)" office:value-type="float" office:value="5.69708721483962">
            <text:p>5.6970872148</text:p>
          </table:table-cell>
          <table:table-cell table:style-name="ce4" table:formula="of:=(ABS(([$XU3_2_A7_perfcpu.K7]-[$XU3_2_A7_perfcpu_reboot.K7])/(([$XU3_2_A7_perfcpu.K7]+[$XU3_2_A7_perfcpu_reboot.K7])/2))*100)" office:value-type="float" office:value="0.348176848935843">
            <text:p>0.3481768489</text:p>
          </table:table-cell>
          <table:table-cell table:style-name="ce4" table:formula="of:=(ABS(([$XU3_2_A7_perfcpu.L7]-[$XU3_2_A7_perfcpu_reboot.L7])/(([$XU3_2_A7_perfcpu.L7]+[$XU3_2_A7_perfcpu_reboot.L7])/2))*100)" office:value-type="float" office:value="0.961249479010168">
            <text:p>0.961249479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table:style-name="ce4" table:formula="of:=(ABS(([$XU3_2_A7_perfcpu.B8]-[$XU3_2_A7_perfcpu_reboot.B8])/(([$XU3_2_A7_perfcpu.B8]+[$XU3_2_A7_perfcpu_reboot.B8])/2))*100)" office:value-type="float" office:value="0.729660707770886">
            <text:p>0.7296607078</text:p>
          </table:table-cell>
          <table:table-cell table:style-name="ce4" table:formula="of:=(ABS(([$XU3_2_A7_perfcpu.C8]-[$XU3_2_A7_perfcpu_reboot.C8])/(([$XU3_2_A7_perfcpu.C8]+[$XU3_2_A7_perfcpu_reboot.C8])/2))*100)" office:value-type="float" office:value="113.449824561404">
            <text:p>113.4498245614</text:p>
          </table:table-cell>
          <table:table-cell table:style-name="ce4" table:formula="of:=(ABS(([$XU3_2_A7_perfcpu.D8]-[$XU3_2_A7_perfcpu_reboot.D8])/(([$XU3_2_A7_perfcpu.D8]+[$XU3_2_A7_perfcpu_reboot.D8])/2))*100)" office:value-type="float" office:value="0.109209183067839">
            <text:p>0.1092091831</text:p>
          </table:table-cell>
          <table:table-cell table:style-name="ce4" table:formula="of:=(ABS(([$XU3_2_A7_perfcpu.E8]-[$XU3_2_A7_perfcpu_reboot.E8])/(([$XU3_2_A7_perfcpu.E8]+[$XU3_2_A7_perfcpu_reboot.E8])/2))*100)" office:value-type="float" office:value="0.0745362982216432">
            <text:p>0.0745362982</text:p>
          </table:table-cell>
          <table:table-cell table:style-name="ce4" table:formula="of:=(ABS(([$XU3_2_A7_perfcpu.F8]-[$XU3_2_A7_perfcpu_reboot.F8])/(([$XU3_2_A7_perfcpu.F8]+[$XU3_2_A7_perfcpu_reboot.F8])/2))*100)" office:value-type="float" office:value="0.065249184385198">
            <text:p>0.0652491844</text:p>
          </table:table-cell>
          <table:table-cell table:style-name="ce4" table:formula="of:=(ABS(([$XU3_2_A7_perfcpu.G8]-[$XU3_2_A7_perfcpu_reboot.G8])/(([$XU3_2_A7_perfcpu.G8]+[$XU3_2_A7_perfcpu_reboot.G8])/2))*100)" office:value-type="float" office:value="0">
            <text:p>0</text:p>
          </table:table-cell>
          <table:table-cell table:style-name="ce4" table:formula="of:=(ABS(([$XU3_2_A7_perfcpu.H8]-[$XU3_2_A7_perfcpu_reboot.H8])/(([$XU3_2_A7_perfcpu.H8]+[$XU3_2_A7_perfcpu_reboot.H8])/2))*100)" office:value-type="float" office:value="0.605448778965866">
            <text:p>0.605448779</text:p>
          </table:table-cell>
          <table:table-cell table:style-name="ce4" table:formula="of:=(ABS(([$XU3_2_A7_perfcpu.I8]-[$XU3_2_A7_perfcpu_reboot.I8])/(([$XU3_2_A7_perfcpu.I8]+[$XU3_2_A7_perfcpu_reboot.I8])/2))*100)" office:value-type="float" office:value="0.313346699422726">
            <text:p>0.3133466994</text:p>
          </table:table-cell>
          <table:table-cell table:style-name="ce4" table:formula="of:=(ABS(([$XU3_2_A7_perfcpu.J8]-[$XU3_2_A7_perfcpu_reboot.J8])/(([$XU3_2_A7_perfcpu.J8]+[$XU3_2_A7_perfcpu_reboot.J8])/2))*100)" office:value-type="float" office:value="4.39442067184339">
            <text:p>4.3944206718</text:p>
          </table:table-cell>
          <table:table-cell table:style-name="ce4" table:formula="of:=(ABS(([$XU3_2_A7_perfcpu.K8]-[$XU3_2_A7_perfcpu_reboot.K8])/(([$XU3_2_A7_perfcpu.K8]+[$XU3_2_A7_perfcpu_reboot.K8])/2))*100)" office:value-type="float" office:value="0.31070024624681">
            <text:p>0.3107002462</text:p>
          </table:table-cell>
          <table:table-cell table:style-name="ce4" table:formula="of:=(ABS(([$XU3_2_A7_perfcpu.L8]-[$XU3_2_A7_perfcpu_reboot.L8])/(([$XU3_2_A7_perfcpu.L8]+[$XU3_2_A7_perfcpu_reboot.L8])/2))*100)" office:value-type="float" office:value="1.0799951876829">
            <text:p>1.0799951877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table:style-name="ce4" table:formula="of:=(ABS(([$XU3_2_A7_perfcpu.B9]-[$XU3_2_A7_perfcpu_reboot.B9])/(([$XU3_2_A7_perfcpu.B9]+[$XU3_2_A7_perfcpu_reboot.B9])/2))*100)" office:value-type="float" office:value="1.0758917487379">
            <text:p>1.0758917487</text:p>
          </table:table-cell>
          <table:table-cell table:style-name="ce4" table:formula="of:=(ABS(([$XU3_2_A7_perfcpu.C9]-[$XU3_2_A7_perfcpu_reboot.C9])/(([$XU3_2_A7_perfcpu.C9]+[$XU3_2_A7_perfcpu_reboot.C9])/2))*100)" office:value-type="float" office:value="18.1828099218633">
            <text:p>18.1828099219</text:p>
          </table:table-cell>
          <table:table-cell table:style-name="ce4" table:formula="of:=(ABS(([$XU3_2_A7_perfcpu.D9]-[$XU3_2_A7_perfcpu_reboot.D9])/(([$XU3_2_A7_perfcpu.D9]+[$XU3_2_A7_perfcpu_reboot.D9])/2))*100)" office:value-type="float" office:value="0.115227972583694">
            <text:p>0.1152279726</text:p>
          </table:table-cell>
          <table:table-cell table:style-name="ce4" table:formula="of:=(ABS(([$XU3_2_A7_perfcpu.E9]-[$XU3_2_A7_perfcpu_reboot.E9])/(([$XU3_2_A7_perfcpu.E9]+[$XU3_2_A7_perfcpu_reboot.E9])/2))*100)" office:value-type="float" office:value="0.180270021478984">
            <text:p>0.1802700215</text:p>
          </table:table-cell>
          <table:table-cell table:style-name="ce4" table:formula="of:=(ABS(([$XU3_2_A7_perfcpu.F9]-[$XU3_2_A7_perfcpu_reboot.F9])/(([$XU3_2_A7_perfcpu.F9]+[$XU3_2_A7_perfcpu_reboot.F9])/2))*100)" office:value-type="float" office:value="0.10295918910762">
            <text:p>0.1029591891</text:p>
          </table:table-cell>
          <table:table-cell table:style-name="ce4" table:formula="of:=(ABS(([$XU3_2_A7_perfcpu.G9]-[$XU3_2_A7_perfcpu_reboot.G9])/(([$XU3_2_A7_perfcpu.G9]+[$XU3_2_A7_perfcpu_reboot.G9])/2))*100)" office:value-type="float" office:value="0">
            <text:p>0</text:p>
          </table:table-cell>
          <table:table-cell table:style-name="ce4" table:formula="of:=(ABS(([$XU3_2_A7_perfcpu.H9]-[$XU3_2_A7_perfcpu_reboot.H9])/(([$XU3_2_A7_perfcpu.H9]+[$XU3_2_A7_perfcpu_reboot.H9])/2))*100)" office:value-type="float" office:value="1.07388042104354">
            <text:p>1.073880421</text:p>
          </table:table-cell>
          <table:table-cell table:style-name="ce4" table:formula="of:=(ABS(([$XU3_2_A7_perfcpu.I9]-[$XU3_2_A7_perfcpu_reboot.I9])/(([$XU3_2_A7_perfcpu.I9]+[$XU3_2_A7_perfcpu_reboot.I9])/2))*100)" office:value-type="float" office:value="0.532564461766687">
            <text:p>0.5325644618</text:p>
          </table:table-cell>
          <table:table-cell table:style-name="ce4" table:formula="of:=(ABS(([$XU3_2_A7_perfcpu.J9]-[$XU3_2_A7_perfcpu_reboot.J9])/(([$XU3_2_A7_perfcpu.J9]+[$XU3_2_A7_perfcpu_reboot.J9])/2))*100)" office:value-type="float" office:value="3.17733846328097">
            <text:p>3.1773384633</text:p>
          </table:table-cell>
          <table:table-cell table:style-name="ce4" table:formula="of:=(ABS(([$XU3_2_A7_perfcpu.K9]-[$XU3_2_A7_perfcpu_reboot.K9])/(([$XU3_2_A7_perfcpu.K9]+[$XU3_2_A7_perfcpu_reboot.K9])/2))*100)" office:value-type="float" office:value="0.568889860732647">
            <text:p>0.5688898607</text:p>
          </table:table-cell>
          <table:table-cell table:style-name="ce4" table:formula="of:=(ABS(([$XU3_2_A7_perfcpu.L9]-[$XU3_2_A7_perfcpu_reboot.L9])/(([$XU3_2_A7_perfcpu.L9]+[$XU3_2_A7_perfcpu_reboot.L9])/2))*100)" office:value-type="float" office:value="1.45085489997013">
            <text:p>1.4508549</text:p>
          </table:table-cell>
          <table:table-cell table:number-columns-repeated="1012"/>
        </table:table-row>
        <table:table-row table:style-name="ro2">
          <table:table-cell/>
          <table:table-cell table:number-columns-repeated="2" office:value-type="string">
            <text:p>`</text:p>
          </table:table-cell>
          <table:table-cell table:number-columns-repeated="1021"/>
        </table:table-row>
        <table:table-row table:style-name="ro2">
          <table:table-cell office:value-type="string">
            <text:p>Avg. Diff.</text:p>
          </table:table-cell>
          <table:table-cell table:formula="of:=AVERAGE([.B9:.B11])" office:value-type="float" office:value="0.847099132754101">
            <text:p>0.8470991328</text:p>
          </table:table-cell>
          <table:table-cell table:formula="of:=AVERAGE([.C9:.C11])" office:value-type="float" office:value="43.8775448277556">
            <text:p>43.8775448278</text:p>
          </table:table-cell>
          <table:table-cell table:formula="of:=AVERAGE([.D9:.D11])" office:value-type="float" office:value="0.14020596412427">
            <text:p>0.1402059641</text:p>
          </table:table-cell>
          <table:table-cell table:formula="of:=AVERAGE([.E9:.E11])" office:value-type="float" office:value="0.135834179685117">
            <text:p>0.1358341797</text:p>
          </table:table-cell>
          <table:table-cell table:formula="of:=AVERAGE([.F9:.F11])" office:value-type="float" office:value="0.119507463874243">
            <text:p>0.1195074639</text:p>
          </table:table-cell>
          <table:table-cell table:formula="of:=AVERAGE([.G9:.G11])" office:value-type="float" office:value="0">
            <text:p>0</text:p>
          </table:table-cell>
          <table:table-cell table:formula="of:=AVERAGE([.H9:.H11])" office:value-type="float" office:value="0.789044593780707">
            <text:p>0.7890445938</text:p>
          </table:table-cell>
          <table:table-cell table:formula="of:=AVERAGE([.I9:.I11])" office:value-type="float" office:value="0.389388281020695">
            <text:p>0.389388281</text:p>
          </table:table-cell>
          <table:table-cell table:formula="of:=AVERAGE([.J9:.J11])" office:value-type="float" office:value="4.42294878332133">
            <text:p>4.4229487833</text:p>
          </table:table-cell>
          <table:table-cell table:formula="of:=AVERAGE([.K9:.K11])" office:value-type="float" office:value="0.409255651971767">
            <text:p>0.409255652</text:p>
          </table:table-cell>
          <table:table-cell table:formula="of:=AVERAGE([.L9:.L11])" office:value-type="float" office:value="1.16403318888773">
            <text:p>1.1640331889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U3_A7_perfcpu_difference" table:style-name="ta7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2" table:default-cell-style-name="ce1"/>
        <table:table-row table:style-name="ro1">
          <table:table-cell office:value-type="string">
            <text:p>Freq</text:p>
          </table:table-cell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L1 Data Cache access</text:p>
          </table:table-cell>
          <table:table-cell office:value-type="string">
            <text:p>Average L1 Instructions Cache access</text:p>
          </table:table-cell>
          <table:table-cell office:value-type="string">
            <text:p>Average L2 Data Cache access</text:p>
          </table:table-cell>
          <table:table-cell office:value-type="string">
            <text:p>Average Bus Access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table:style-name="ce4" table:formula="of:=(ABS([$XU3_1_A7_perfcpu.B2]-[$XU3_2_A7_perfcpu.B2]))/(([$XU3_1_A7_perfcpu.B2]+[$XU3_2_A7_perfcpu.B2])/2)*100" office:value-type="float" office:value="0.862068965517245">
            <text:p>0.8620689655</text:p>
          </table:table-cell>
          <table:table-cell table:style-name="ce4" table:formula="of:=(ABS([$XU3_1_A7_perfcpu.C2]-[$XU3_2_A7_perfcpu.C2]))/(([$XU3_1_A7_perfcpu.C2]+[$XU3_2_A7_perfcpu.C2])/2)*100" office:value-type="float" office:value="30.9297472756782">
            <text:p>30.9297472757</text:p>
          </table:table-cell>
          <table:table-cell table:style-name="ce4" table:formula="of:=(ABS([$XU3_1_A7_perfcpu.D2]-[$XU3_2_A7_perfcpu.D2]))/(([$XU3_1_A7_perfcpu.D2]+[$XU3_2_A7_perfcpu.D2])/2)*100" office:value-type="float" office:value="12.6402466389588">
            <text:p>12.640246639</text:p>
          </table:table-cell>
          <table:table-cell table:style-name="ce4" table:formula="of:=(ABS([$XU3_1_A7_perfcpu.E2]-[$XU3_2_A7_perfcpu.E2]))/(([$XU3_1_A7_perfcpu.E2]+[$XU3_2_A7_perfcpu.E2])/2)*100" office:value-type="float" office:value="2.56964905083355">
            <text:p>2.5696490508</text:p>
          </table:table-cell>
          <table:table-cell table:style-name="ce4" table:formula="of:=(ABS([$XU3_1_A7_perfcpu.F2]-[$XU3_2_A7_perfcpu.F2]))/(([$XU3_1_A7_perfcpu.F2]+[$XU3_2_A7_perfcpu.F2])/2)*100" office:value-type="float" office:value="8.12353138637126">
            <text:p>8.1235313864</text:p>
          </table:table-cell>
          <table:table-cell table:style-name="ce4" table:formula="of:=(ABS([$XU3_1_A7_perfcpu.G2]-[$XU3_2_A7_perfcpu.G2]))/(([$XU3_1_A7_perfcpu.G2]+[$XU3_2_A7_perfcpu.G2])/2)*100" office:value-type="float" office:value="0">
            <text:p>0</text:p>
          </table:table-cell>
          <table:table-cell table:style-name="ce4" table:formula="of:=(ABS([$XU3_1_A7_perfcpu.H2]-[$XU3_2_A7_perfcpu.H2]))/(([$XU3_1_A7_perfcpu.H2]+[$XU3_2_A7_perfcpu.H2])/2)*100" office:value-type="float" office:value="0.351109379140875">
            <text:p>0.3511093791</text:p>
          </table:table-cell>
          <table:table-cell table:style-name="ce4" table:formula="of:=(ABS([$XU3_1_A7_perfcpu.I2]-[$XU3_2_A7_perfcpu.I2]))/(([$XU3_1_A7_perfcpu.I2]+[$XU3_2_A7_perfcpu.I2])/2)*100" office:value-type="float" office:value="0.401101614300439">
            <text:p>0.4011016143</text:p>
          </table:table-cell>
          <table:table-cell table:style-name="ce4" table:formula="of:=(ABS([$XU3_1_A7_perfcpu.J2]-[$XU3_2_A7_perfcpu.J2]))/(([$XU3_1_A7_perfcpu.J2]+[$XU3_2_A7_perfcpu.J2])/2)*100" office:value-type="float" office:value="0.352150293260889">
            <text:p>0.3521502933</text:p>
          </table:table-cell>
          <table:table-cell table:style-name="ce4" table:formula="of:=(ABS([$XU3_1_A7_perfcpu.K2]-[$XU3_2_A7_perfcpu.K2]))/(([$XU3_1_A7_perfcpu.K2]+[$XU3_2_A7_perfcpu.K2])/2)*100" office:value-type="float" office:value="0.698052192164099">
            <text:p>0.6980521922</text:p>
          </table:table-cell>
          <table:table-cell table:style-name="ce4" table:formula="of:=(ABS([$XU3_1_A7_perfcpu.L2]-[$XU3_2_A7_perfcpu.L2]))/(([$XU3_1_A7_perfcpu.L2]+[$XU3_2_A7_perfcpu.L2])/2)*100" office:value-type="float" office:value="0.618811873926912">
            <text:p>0.6188118739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table:style-name="ce4" table:formula="of:=(ABS([$XU3_1_A7_perfcpu.B3]-[$XU3_2_A7_perfcpu.B3]))/(([$XU3_1_A7_perfcpu.B3]+[$XU3_2_A7_perfcpu.B3])/2)*100" office:value-type="float" office:value="0.873362445414839">
            <text:p>0.8733624454</text:p>
          </table:table-cell>
          <table:table-cell table:style-name="ce4" table:formula="of:=(ABS([$XU3_1_A7_perfcpu.C3]-[$XU3_2_A7_perfcpu.C3]))/(([$XU3_1_A7_perfcpu.C3]+[$XU3_2_A7_perfcpu.C3])/2)*100" office:value-type="float" office:value="75.7091391357707">
            <text:p>75.7091391358</text:p>
          </table:table-cell>
          <table:table-cell table:style-name="ce4" table:formula="of:=(ABS([$XU3_1_A7_perfcpu.D3]-[$XU3_2_A7_perfcpu.D3]))/(([$XU3_1_A7_perfcpu.D3]+[$XU3_2_A7_perfcpu.D3])/2)*100" office:value-type="float" office:value="9.27326537323248">
            <text:p>9.2732653732</text:p>
          </table:table-cell>
          <table:table-cell table:style-name="ce4" table:formula="of:=(ABS([$XU3_1_A7_perfcpu.E3]-[$XU3_2_A7_perfcpu.E3]))/(([$XU3_1_A7_perfcpu.E3]+[$XU3_2_A7_perfcpu.E3])/2)*100" office:value-type="float" office:value="2.73848591150843">
            <text:p>2.7384859115</text:p>
          </table:table-cell>
          <table:table-cell table:style-name="ce4" table:formula="of:=(ABS([$XU3_1_A7_perfcpu.F3]-[$XU3_2_A7_perfcpu.F3]))/(([$XU3_1_A7_perfcpu.F3]+[$XU3_2_A7_perfcpu.F3])/2)*100" office:value-type="float" office:value="1.72365674224411">
            <text:p>1.7236567422</text:p>
          </table:table-cell>
          <table:table-cell table:style-name="ce4" table:formula="of:=(ABS([$XU3_1_A7_perfcpu.G3]-[$XU3_2_A7_perfcpu.G3]))/(([$XU3_1_A7_perfcpu.G3]+[$XU3_2_A7_perfcpu.G3])/2)*100" office:value-type="float" office:value="10.5263157894737">
            <text:p>10.5263157895</text:p>
          </table:table-cell>
          <table:table-cell table:style-name="ce4" table:formula="of:=(ABS([$XU3_1_A7_perfcpu.H3]-[$XU3_2_A7_perfcpu.H3]))/(([$XU3_1_A7_perfcpu.H3]+[$XU3_2_A7_perfcpu.H3])/2)*100" office:value-type="float" office:value="1.08746278570841">
            <text:p>1.0874627857</text:p>
          </table:table-cell>
          <table:table-cell table:style-name="ce4" table:formula="of:=(ABS([$XU3_1_A7_perfcpu.I3]-[$XU3_2_A7_perfcpu.I3]))/(([$XU3_1_A7_perfcpu.I3]+[$XU3_2_A7_perfcpu.I3])/2)*100" office:value-type="float" office:value="0.813675085241529">
            <text:p>0.8136750852</text:p>
          </table:table-cell>
          <table:table-cell table:style-name="ce4" table:formula="of:=(ABS([$XU3_1_A7_perfcpu.J3]-[$XU3_2_A7_perfcpu.J3]))/(([$XU3_1_A7_perfcpu.J3]+[$XU3_2_A7_perfcpu.J3])/2)*100" office:value-type="float" office:value="0.709563104794156">
            <text:p>0.7095631048</text:p>
          </table:table-cell>
          <table:table-cell table:style-name="ce4" table:formula="of:=(ABS([$XU3_1_A7_perfcpu.K3]-[$XU3_2_A7_perfcpu.K3]))/(([$XU3_1_A7_perfcpu.K3]+[$XU3_2_A7_perfcpu.K3])/2)*100" office:value-type="float" office:value="4.1470874399372">
            <text:p>4.1470874399</text:p>
          </table:table-cell>
          <table:table-cell table:style-name="ce4" table:formula="of:=(ABS([$XU3_1_A7_perfcpu.L3]-[$XU3_2_A7_perfcpu.L3]))/(([$XU3_1_A7_perfcpu.L3]+[$XU3_2_A7_perfcpu.L3])/2)*100" office:value-type="float" office:value="0.914051217397928">
            <text:p>0.9140512174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table:style-name="ce4" table:formula="of:=(ABS([$XU3_1_A7_perfcpu.B4]-[$XU3_2_A7_perfcpu.B4]))/(([$XU3_1_A7_perfcpu.B4]+[$XU3_2_A7_perfcpu.B4])/2)*100" office:value-type="float" office:value="0.490501725069615">
            <text:p>0.4905017251</text:p>
          </table:table-cell>
          <table:table-cell table:style-name="ce4" table:formula="of:=(ABS([$XU3_1_A7_perfcpu.C4]-[$XU3_2_A7_perfcpu.C4]))/(([$XU3_1_A7_perfcpu.C4]+[$XU3_2_A7_perfcpu.C4])/2)*100" office:value-type="float" office:value="66.6666666666667">
            <text:p>66.6666666667</text:p>
          </table:table-cell>
          <table:table-cell table:style-name="ce4" table:formula="of:=(ABS([$XU3_1_A7_perfcpu.D4]-[$XU3_2_A7_perfcpu.D4]))/(([$XU3_1_A7_perfcpu.D4]+[$XU3_2_A7_perfcpu.D4])/2)*100" office:value-type="float" office:value="20.6455288472073">
            <text:p>20.6455288472</text:p>
          </table:table-cell>
          <table:table-cell table:style-name="ce4" table:formula="of:=(ABS([$XU3_1_A7_perfcpu.E4]-[$XU3_2_A7_perfcpu.E4]))/(([$XU3_1_A7_perfcpu.E4]+[$XU3_2_A7_perfcpu.E4])/2)*100" office:value-type="float" office:value="2.40416469474681">
            <text:p>2.4041646947</text:p>
          </table:table-cell>
          <table:table-cell table:style-name="ce4" table:formula="of:=(ABS([$XU3_1_A7_perfcpu.F4]-[$XU3_2_A7_perfcpu.F4]))/(([$XU3_1_A7_perfcpu.F4]+[$XU3_2_A7_perfcpu.F4])/2)*100" office:value-type="float" office:value="20.9733715047649">
            <text:p>20.9733715048</text:p>
          </table:table-cell>
          <table:table-cell table:style-name="ce4" table:formula="of:=(ABS([$XU3_1_A7_perfcpu.G4]-[$XU3_2_A7_perfcpu.G4]))/(([$XU3_1_A7_perfcpu.G4]+[$XU3_2_A7_perfcpu.G4])/2)*100" office:value-type="float" office:value="0">
            <text:p>0</text:p>
          </table:table-cell>
          <table:table-cell table:style-name="ce4" table:formula="of:=(ABS([$XU3_1_A7_perfcpu.H4]-[$XU3_2_A7_perfcpu.H4]))/(([$XU3_1_A7_perfcpu.H4]+[$XU3_2_A7_perfcpu.H4])/2)*100" office:value-type="float" office:value="0.498110590242274">
            <text:p>0.4981105902</text:p>
          </table:table-cell>
          <table:table-cell table:style-name="ce4" table:formula="of:=(ABS([$XU3_1_A7_perfcpu.I4]-[$XU3_2_A7_perfcpu.I4]))/(([$XU3_1_A7_perfcpu.I4]+[$XU3_2_A7_perfcpu.I4])/2)*100" office:value-type="float" office:value="0.384276150268914">
            <text:p>0.3842761503</text:p>
          </table:table-cell>
          <table:table-cell table:style-name="ce4" table:formula="of:=(ABS([$XU3_1_A7_perfcpu.J4]-[$XU3_2_A7_perfcpu.J4]))/(([$XU3_1_A7_perfcpu.J4]+[$XU3_2_A7_perfcpu.J4])/2)*100" office:value-type="float" office:value="0.287539717996056">
            <text:p>0.287539718</text:p>
          </table:table-cell>
          <table:table-cell table:style-name="ce4" table:formula="of:=(ABS([$XU3_1_A7_perfcpu.K4]-[$XU3_2_A7_perfcpu.K4]))/(([$XU3_1_A7_perfcpu.K4]+[$XU3_2_A7_perfcpu.K4])/2)*100" office:value-type="float" office:value="1.75382728481674">
            <text:p>1.7538272848</text:p>
          </table:table-cell>
          <table:table-cell table:style-name="ce4" table:formula="of:=(ABS([$XU3_1_A7_perfcpu.L4]-[$XU3_2_A7_perfcpu.L4]))/(([$XU3_1_A7_perfcpu.L4]+[$XU3_2_A7_perfcpu.L4])/2)*100" office:value-type="float" office:value="1.29696655015038">
            <text:p>1.296966550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vg. Diff.</text:p>
          </table:table-cell>
          <table:table-cell table:formula="of:=AVERAGE([.B2:.B4])" office:value-type="float" office:value="0.741977712000566">
            <text:p>0.741977712</text:p>
          </table:table-cell>
          <table:table-cell table:formula="of:=AVERAGE([.C2:.C4])" office:value-type="float" office:value="57.7685176927052">
            <text:p>57.7685176927</text:p>
          </table:table-cell>
          <table:table-cell table:formula="of:=AVERAGE([.D2:.D4])" office:value-type="float" office:value="14.1863469531329">
            <text:p>14.1863469531</text:p>
          </table:table-cell>
          <table:table-cell table:formula="of:=AVERAGE([.E2:.E4])" office:value-type="float" office:value="2.57076655236293">
            <text:p>2.5707665524</text:p>
          </table:table-cell>
          <table:table-cell table:formula="of:=AVERAGE([.F2:.F4])" office:value-type="float" office:value="10.2735198777934">
            <text:p>10.2735198778</text:p>
          </table:table-cell>
          <table:table-cell table:formula="of:=AVERAGE([.G2:.G4])" office:value-type="float" office:value="3.50877192982456">
            <text:p>3.5087719298</text:p>
          </table:table-cell>
          <table:table-cell table:formula="of:=AVERAGE([.H2:.H4])" office:value-type="float" office:value="0.645560918363854">
            <text:p>0.6455609184</text:p>
          </table:table-cell>
          <table:table-cell table:formula="of:=AVERAGE([.I2:.I4])" office:value-type="float" office:value="0.533017616603627">
            <text:p>0.5330176166</text:p>
          </table:table-cell>
          <table:table-cell table:formula="of:=AVERAGE([.J2:.J4])" office:value-type="float" office:value="0.4497510386837">
            <text:p>0.4497510387</text:p>
          </table:table-cell>
          <table:table-cell table:formula="of:=AVERAGE([.K2:.K4])" office:value-type="float" office:value="2.19965563897268">
            <text:p>2.199655639</text:p>
          </table:table-cell>
          <table:table-cell table:formula="of:=AVERAGE([.L2:.L4])" office:value-type="float" office:value="0.943276547158405">
            <text:p>0.943276547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Avg. Totall Runtime</text:p>
          </table:table-cell>
          <table:table-cell office:value-type="string">
            <text:p>Measured Power Range</text:p>
          </table:table-cell>
          <table:table-cell office:value-type="string">
            <text:p>Average Power</text:p>
          </table:table-cell>
          <table:table-cell office:value-type="string">
            <text:p>Average Temp.</text:p>
          </table:table-cell>
          <table:table-cell office:value-type="string">
            <text:p>Average Curr.</text:p>
          </table:table-cell>
          <table:table-cell office:value-type="string">
            <text:p>Voltage Level</text:p>
          </table:table-cell>
          <table:table-cell office:value-type="string">
            <text:p>Average CPU cycles</text:p>
          </table:table-cell>
          <table:table-cell office:value-type="string">
            <text:p>Average Instructions architecturally executed</text:p>
          </table:table-cell>
          <table:table-cell office:value-type="string">
            <text:p>Average Exceptions taken</text:p>
          </table:table-cell>
          <table:table-cell office:value-type="string">
            <text:p>Average Predictable branch speculatively executed</text:p>
          </table:table-cell>
          <table:table-cell office:value-type="string">
            <text:p>Average Mispredicted or not predicted branch speculatively executed</text:p>
          </table:table-cell>
          <table:table-cell table:number-columns-repeated="1012"/>
        </table:table-row>
        <table:table-row table:style-name="ro1">
          <table:table-cell office:value-type="float" office:value="1400">
            <text:p>1400</text:p>
          </table:table-cell>
          <table:table-cell table:style-name="ce4" table:formula="of:=(ABS([$XU3_1_A7_perfcpu.B7]-[$XU3_2_A7_perfcpu.B7]))/(([$XU3_1_A7_perfcpu.B7]+[$XU3_2_A7_perfcpu.B7])/2)*100" office:value-type="float" office:value="0.489895897121851">
            <text:p>0.4898958971</text:p>
          </table:table-cell>
          <table:table-cell table:style-name="ce4" table:formula="of:=(ABS([$XU3_1_A7_perfcpu.C7]-[$XU3_2_A7_perfcpu.C7]))/(([$XU3_1_A7_perfcpu.C7]+[$XU3_2_A7_perfcpu.C7])/2)*100" office:value-type="float" office:value="10.0360442810417">
            <text:p>10.036044281</text:p>
          </table:table-cell>
          <table:table-cell table:style-name="ce4" table:formula="of:=(ABS([$XU3_1_A7_perfcpu.D7]-[$XU3_2_A7_perfcpu.D7]))/(([$XU3_1_A7_perfcpu.D7]+[$XU3_2_A7_perfcpu.D7])/2)*100" office:value-type="float" office:value="13.0630894499444">
            <text:p>13.0630894499</text:p>
          </table:table-cell>
          <table:table-cell table:style-name="ce4" table:formula="of:=(ABS([$XU3_1_A7_perfcpu.E7]-[$XU3_2_A7_perfcpu.E7]))/(([$XU3_1_A7_perfcpu.E7]+[$XU3_2_A7_perfcpu.E7])/2)*100" office:value-type="float" office:value="2.82889903564487">
            <text:p>2.8288990356</text:p>
          </table:table-cell>
          <table:table-cell table:style-name="ce4" table:formula="of:=(ABS([$XU3_1_A7_perfcpu.F7]-[$XU3_2_A7_perfcpu.F7]))/(([$XU3_1_A7_perfcpu.F7]+[$XU3_2_A7_perfcpu.F7])/2)*100" office:value-type="float" office:value="8.53289820991505">
            <text:p>8.5328982099</text:p>
          </table:table-cell>
          <table:table-cell table:style-name="ce4" table:formula="of:=(ABS([$XU3_1_A7_perfcpu.G7]-[$XU3_2_A7_perfcpu.G7]))/(([$XU3_1_A7_perfcpu.G7]+[$XU3_2_A7_perfcpu.G7])/2)*100" office:value-type="float" office:value="0">
            <text:p>0</text:p>
          </table:table-cell>
          <table:table-cell table:style-name="ce4" table:formula="of:=(ABS([$XU3_1_A7_perfcpu.H7]-[$XU3_2_A7_perfcpu.H7]))/(([$XU3_1_A7_perfcpu.H7]+[$XU3_2_A7_perfcpu.H7])/2)*100" office:value-type="float" office:value="0.376781514091518">
            <text:p>0.3767815141</text:p>
          </table:table-cell>
          <table:table-cell table:style-name="ce4" table:formula="of:=(ABS([$XU3_1_A7_perfcpu.I7]-[$XU3_2_A7_perfcpu.I7]))/(([$XU3_1_A7_perfcpu.I7]+[$XU3_2_A7_perfcpu.I7])/2)*100" office:value-type="float" office:value="0.141610248288061">
            <text:p>0.1416102483</text:p>
          </table:table-cell>
          <table:table-cell table:style-name="ce4" table:formula="of:=(ABS([$XU3_1_A7_perfcpu.J7]-[$XU3_2_A7_perfcpu.J7]))/(([$XU3_1_A7_perfcpu.J7]+[$XU3_2_A7_perfcpu.J7])/2)*100" office:value-type="float" office:value="3.12916067248264">
            <text:p>3.1291606725</text:p>
          </table:table-cell>
          <table:table-cell table:style-name="ce4" table:formula="of:=(ABS([$XU3_1_A7_perfcpu.K7]-[$XU3_2_A7_perfcpu.K7]))/(([$XU3_1_A7_perfcpu.K7]+[$XU3_2_A7_perfcpu.K7])/2)*100" office:value-type="float" office:value="0.200520027042995">
            <text:p>0.200520027</text:p>
          </table:table-cell>
          <table:table-cell table:style-name="ce4" table:formula="of:=(ABS([$XU3_1_A7_perfcpu.L7]-[$XU3_2_A7_perfcpu.L7]))/(([$XU3_1_A7_perfcpu.L7]+[$XU3_2_A7_perfcpu.L7])/2)*100" office:value-type="float" office:value="0.641019218834345">
            <text:p>0.6410192188</text:p>
          </table:table-cell>
          <table:table-cell table:number-columns-repeated="1012"/>
        </table:table-row>
        <table:table-row table:style-name="ro1">
          <table:table-cell office:value-type="float" office:value="800">
            <text:p>800</text:p>
          </table:table-cell>
          <table:table-cell table:style-name="ce4" table:formula="of:=(ABS([$XU3_1_A7_perfcpu.B8]-[$XU3_2_A7_perfcpu.B8]))/(([$XU3_1_A7_perfcpu.B8]+[$XU3_2_A7_perfcpu.B8])/2)*100" office:value-type="float" office:value="0.401973323588513">
            <text:p>0.4019733236</text:p>
          </table:table-cell>
          <table:table-cell table:style-name="ce4" table:formula="of:=(ABS([$XU3_1_A7_perfcpu.C8]-[$XU3_2_A7_perfcpu.C8]))/(([$XU3_1_A7_perfcpu.C8]+[$XU3_2_A7_perfcpu.C8])/2)*100" office:value-type="float" office:value="127.501337299185">
            <text:p>127.5013372992</text:p>
          </table:table-cell>
          <table:table-cell table:style-name="ce4" table:formula="of:=(ABS([$XU3_1_A7_perfcpu.D8]-[$XU3_2_A7_perfcpu.D8]))/(([$XU3_1_A7_perfcpu.D8]+[$XU3_2_A7_perfcpu.D8])/2)*100" office:value-type="float" office:value="9.23725261404961">
            <text:p>9.237252614</text:p>
          </table:table-cell>
          <table:table-cell table:style-name="ce4" table:formula="of:=(ABS([$XU3_1_A7_perfcpu.E8]-[$XU3_2_A7_perfcpu.E8]))/(([$XU3_1_A7_perfcpu.E8]+[$XU3_2_A7_perfcpu.E8])/2)*100" office:value-type="float" office:value="2.5984809171109">
            <text:p>2.5984809171</text:p>
          </table:table-cell>
          <table:table-cell table:style-name="ce4" table:formula="of:=(ABS([$XU3_1_A7_perfcpu.F8]-[$XU3_2_A7_perfcpu.F8]))/(([$XU3_1_A7_perfcpu.F8]+[$XU3_2_A7_perfcpu.F8])/2)*100" office:value-type="float" office:value="1.67171303188968">
            <text:p>1.6717130319</text:p>
          </table:table-cell>
          <table:table-cell table:style-name="ce4" table:formula="of:=(ABS([$XU3_1_A7_perfcpu.G8]-[$XU3_2_A7_perfcpu.G8]))/(([$XU3_1_A7_perfcpu.G8]+[$XU3_2_A7_perfcpu.G8])/2)*100" office:value-type="float" office:value="10.5263157894737">
            <text:p>10.5263157895</text:p>
          </table:table-cell>
          <table:table-cell table:style-name="ce4" table:formula="of:=(ABS([$XU3_1_A7_perfcpu.H8]-[$XU3_2_A7_perfcpu.H8]))/(([$XU3_1_A7_perfcpu.H8]+[$XU3_2_A7_perfcpu.H8])/2)*100" office:value-type="float" office:value="0.138233122348479">
            <text:p>0.1382331223</text:p>
          </table:table-cell>
          <table:table-cell table:style-name="ce4" table:formula="of:=(ABS([$XU3_1_A7_perfcpu.I8]-[$XU3_2_A7_perfcpu.I8]))/(([$XU3_1_A7_perfcpu.I8]+[$XU3_2_A7_perfcpu.I8])/2)*100" office:value-type="float" office:value="0.105150417166864">
            <text:p>0.1051504172</text:p>
          </table:table-cell>
          <table:table-cell table:style-name="ce4" table:formula="of:=(ABS([$XU3_1_A7_perfcpu.J8]-[$XU3_2_A7_perfcpu.J8]))/(([$XU3_1_A7_perfcpu.J8]+[$XU3_2_A7_perfcpu.J8])/2)*100" office:value-type="float" office:value="0.15617597884224">
            <text:p>0.1561759788</text:p>
          </table:table-cell>
          <table:table-cell table:style-name="ce4" table:formula="of:=(ABS([$XU3_1_A7_perfcpu.K8]-[$XU3_2_A7_perfcpu.K8]))/(([$XU3_1_A7_perfcpu.K8]+[$XU3_2_A7_perfcpu.K8])/2)*100" office:value-type="float" office:value="0.12342038346021">
            <text:p>0.1234203835</text:p>
          </table:table-cell>
          <table:table-cell table:style-name="ce4" table:formula="of:=(ABS([$XU3_1_A7_perfcpu.L8]-[$XU3_2_A7_perfcpu.L8]))/(([$XU3_1_A7_perfcpu.L8]+[$XU3_2_A7_perfcpu.L8])/2)*100" office:value-type="float" office:value="0.142593363362662">
            <text:p>0.1425933634</text:p>
          </table:table-cell>
          <table:table-cell table:number-columns-repeated="1012"/>
        </table:table-row>
        <table:table-row table:style-name="ro2">
          <table:table-cell office:value-type="float" office:value="200">
            <text:p>200</text:p>
          </table:table-cell>
          <table:table-cell table:style-name="ce4" table:formula="of:=(ABS([$XU3_1_A7_perfcpu.B9]-[$XU3_2_A7_perfcpu.B9]))/(([$XU3_1_A7_perfcpu.B9]+[$XU3_2_A7_perfcpu.B9])/2)*100" office:value-type="float" office:value="0.180935932231273">
            <text:p>0.1809359322</text:p>
          </table:table-cell>
          <table:table-cell table:style-name="ce4" table:formula="of:=(ABS([$XU3_1_A7_perfcpu.C9]-[$XU3_2_A7_perfcpu.C9]))/(([$XU3_1_A7_perfcpu.C9]+[$XU3_2_A7_perfcpu.C9])/2)*100" office:value-type="float" office:value="11.765702426835">
            <text:p>11.7657024268</text:p>
          </table:table-cell>
          <table:table-cell table:style-name="ce4" table:formula="of:=(ABS([$XU3_1_A7_perfcpu.D9]-[$XU3_2_A7_perfcpu.D9]))/(([$XU3_1_A7_perfcpu.D9]+[$XU3_2_A7_perfcpu.D9])/2)*100" office:value-type="float" office:value="20.5968120327128">
            <text:p>20.5968120327</text:p>
          </table:table-cell>
          <table:table-cell table:style-name="ce4" table:formula="of:=(ABS([$XU3_1_A7_perfcpu.E9]-[$XU3_2_A7_perfcpu.E9]))/(([$XU3_1_A7_perfcpu.E9]+[$XU3_2_A7_perfcpu.E9])/2)*100" office:value-type="float" office:value="2.36483608031732">
            <text:p>2.3648360803</text:p>
          </table:table-cell>
          <table:table-cell table:style-name="ce4" table:formula="of:=(ABS([$XU3_1_A7_perfcpu.F9]-[$XU3_2_A7_perfcpu.F9]))/(([$XU3_1_A7_perfcpu.F9]+[$XU3_2_A7_perfcpu.F9])/2)*100" office:value-type="float" office:value="20.9342933940238">
            <text:p>20.934293394</text:p>
          </table:table-cell>
          <table:table-cell table:style-name="ce4" table:formula="of:=(ABS([$XU3_1_A7_perfcpu.G9]-[$XU3_2_A7_perfcpu.G9]))/(([$XU3_1_A7_perfcpu.G9]+[$XU3_2_A7_perfcpu.G9])/2)*100" office:value-type="float" office:value="0">
            <text:p>0</text:p>
          </table:table-cell>
          <table:table-cell table:style-name="ce4" table:formula="of:=(ABS([$XU3_1_A7_perfcpu.H9]-[$XU3_2_A7_perfcpu.H9]))/(([$XU3_1_A7_perfcpu.H9]+[$XU3_2_A7_perfcpu.H9])/2)*100" office:value-type="float" office:value="0.188329336999359">
            <text:p>0.188329337</text:p>
          </table:table-cell>
          <table:table-cell table:style-name="ce4" table:formula="of:=(ABS([$XU3_1_A7_perfcpu.I9]-[$XU3_2_A7_perfcpu.I9]))/(([$XU3_1_A7_perfcpu.I9]+[$XU3_2_A7_perfcpu.I9])/2)*100" office:value-type="float" office:value="0.139963152328871">
            <text:p>0.1399631523</text:p>
          </table:table-cell>
          <table:table-cell table:style-name="ce4" table:formula="of:=(ABS([$XU3_1_A7_perfcpu.J9]-[$XU3_2_A7_perfcpu.J9]))/(([$XU3_1_A7_perfcpu.J9]+[$XU3_2_A7_perfcpu.J9])/2)*100" office:value-type="float" office:value="0.401587586670783">
            <text:p>0.4015875867</text:p>
          </table:table-cell>
          <table:table-cell table:style-name="ce4" table:formula="of:=(ABS([$XU3_1_A7_perfcpu.K9]-[$XU3_2_A7_perfcpu.K9]))/(([$XU3_1_A7_perfcpu.K9]+[$XU3_2_A7_perfcpu.K9])/2)*100" office:value-type="float" office:value="0.131695732940137">
            <text:p>0.1316957329</text:p>
          </table:table-cell>
          <table:table-cell table:style-name="ce4" table:formula="of:=(ABS([$XU3_1_A7_perfcpu.L9]-[$XU3_2_A7_perfcpu.L9]))/(([$XU3_1_A7_perfcpu.L9]+[$XU3_2_A7_perfcpu.L9])/2)*100" office:value-type="float" office:value="0.271180455407652">
            <text:p>0.2711804554</text:p>
          </table:table-cell>
          <table:table-cell table:number-columns-repeated="1012"/>
        </table:table-row>
        <table:table-row table:style-name="ro2">
          <table:table-cell/>
          <table:table-cell table:number-columns-repeated="2" office:value-type="string">
            <text:p>`</text:p>
          </table:table-cell>
          <table:table-cell table:number-columns-repeated="1021"/>
        </table:table-row>
        <table:table-row table:style-name="ro2">
          <table:table-cell office:value-type="string">
            <text:p>Avg. Diff.</text:p>
          </table:table-cell>
          <table:table-cell table:formula="of:=AVERAGE([.B9:.B11])" office:value-type="float" office:value="0.357601717647212">
            <text:p>0.3576017176</text:p>
          </table:table-cell>
          <table:table-cell table:formula="of:=AVERAGE([.C9:.C11])" office:value-type="float" office:value="49.7676946690205">
            <text:p>49.767694669</text:p>
          </table:table-cell>
          <table:table-cell table:formula="of:=AVERAGE([.D9:.D11])" office:value-type="float" office:value="14.2990513655689">
            <text:p>14.2990513656</text:p>
          </table:table-cell>
          <table:table-cell table:formula="of:=AVERAGE([.E9:.E11])" office:value-type="float" office:value="2.5974053443577">
            <text:p>2.5974053444</text:p>
          </table:table-cell>
          <table:table-cell table:formula="of:=AVERAGE([.F9:.F11])" office:value-type="float" office:value="10.3796348786095">
            <text:p>10.3796348786</text:p>
          </table:table-cell>
          <table:table-cell table:formula="of:=AVERAGE([.G9:.G11])" office:value-type="float" office:value="3.50877192982456">
            <text:p>3.5087719298</text:p>
          </table:table-cell>
          <table:table-cell table:formula="of:=AVERAGE([.H9:.H11])" office:value-type="float" office:value="0.234447991146452">
            <text:p>0.2344479911</text:p>
          </table:table-cell>
          <table:table-cell table:formula="of:=AVERAGE([.I9:.I11])" office:value-type="float" office:value="0.128907939261266">
            <text:p>0.1289079393</text:p>
          </table:table-cell>
          <table:table-cell table:formula="of:=AVERAGE([.J9:.J11])" office:value-type="float" office:value="1.22897474599855">
            <text:p>1.228974746</text:p>
          </table:table-cell>
          <table:table-cell table:formula="of:=AVERAGE([.K9:.K11])" office:value-type="float" office:value="0.151878714481114">
            <text:p>0.1518787145</text:p>
          </table:table-cell>
          <table:table-cell table:formula="of:=AVERAGE([.L9:.L11])" office:value-type="float" office:value="0.351597679201553">
            <text:p>0.3515976792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 number:country="GB">
      <number:text> - </number:text>
    </number:number-style>
    <number:text-style style:name="N5120" number:language="en" number:country="GB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1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GB">
      <number:text> £- </number:text>
    </number:number-style>
    <number:text-style style:name="N5121" number:language="en" number:country="GB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2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2" number:language="en" number:country="GB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23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23" number:language="en" number:country="GB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n" number:country="GB">
      <number:minutes number:style="long"/>
      <number:text>:</number:text>
      <number:seconds number:style="long"/>
    </number:time-style>
    <number:time-style style:name="N5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n" number:country="GB">
      <number:minutes number:style="long"/>
      <number:text>:</number:text>
      <number:seconds number:style="long" number:decimal-places="1"/>
    </number:time-style>
    <number:number-style style:name="N5127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="2cm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XU3_5f_1_5f_A15_5f_perfcpu" style:display-name="PageStyle_XU3_1_A15_perfcp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XU3_5f_2_5f_A15_5f_perfthread" style:display-name="PageStyle_XU3_2_A15_perfthrea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XU3_5f_2_5f_A15_5f_perfcpu" style:display-name="PageStyle_XU3_2_A15_perfcpu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XU3_5f_2_5f_A15_5f_perfcpu_5f_reboot" style:display-name="PageStyle_XU3_2_A15_perfcpu_reboo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XU3_5f_2_5f_A15_5f_perf_5f_difference" style:display-name="PageStyle_XU3_2_A15_perf_differen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XU3_5f_2_5f_A15_5f_perfcpu_5f_reboot_5f_difference" style:display-name="PageStyle_XU3_2_A15_perfcpu_reboot_differen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XU3_5f_A15_5f_perfcpu_5f_difference" style:display-name="PageStyle_XU3_A15_perfcpu_differen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01:03:11</meta:creation-date>
    <dc:date>2016-01-22T02:36:59</dc:date>
    <meta:editing-cycles>3</meta:editing-cycles>
    <meta:editing-duration>PT1H21M8S</meta:editing-duration>
    <meta:generator>LibreOffice/3.5$Linux_X86_64 LibreOffice_project/350m1$Build-2</meta:generator>
    <meta:document-statistic meta:table-count="7" meta:cell-count="863" meta:object-count="0"/>
  </office:meta>
</office:document-meta>
</file>